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965in"/>
    </style:style>
    <style:style style:name="co3" style:family="table-column">
      <style:table-column-properties fo:break-before="auto" style:column-width="0.302in"/>
    </style:style>
    <style:style style:name="co4" style:family="table-column">
      <style:table-column-properties fo:break-before="auto" style:column-width="0.2764in"/>
    </style:style>
    <style:style style:name="co5" style:family="table-column">
      <style:table-column-properties fo:break-before="auto" style:column-width="0.2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1882in" fo:break-before="auto" style:use-optimal-row-height="true"/>
    </style:style>
    <style:style style:name="ro8" style:family="table-row">
      <style:table-row-properties style:row-height="0.2256in" fo:break-before="auto" style:use-optimal-row-height="true"/>
    </style:style>
    <style:style style:name="ro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in"/>
      <style:text-properties fo:font-size="7pt" style:font-size-asian="7pt" style:font-size-complex="7pt"/>
    </style:style>
    <style:style style:name="ce7" style:family="table-cell" style:parent-style-name="Default">
      <style:table-cell-properties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ext-properties style:font-name-complex="Liberation Sans"/>
    </style:style>
    <style:style style:name="ce39" style:family="table-cell" style:parent-style-name="Default">
      <style:text-properties fo:font-size="10pt" fo:font-style="normal" style:font-size-asian="10pt" style:font-style-asian="normal" style:font-name-complex="Liberation Sans" style:font-size-complex="10pt" style:font-style-complex="normal"/>
    </style:style>
    <style:style style:name="ce40" style:family="table-cell" style:parent-style-name="Default">
      <style:text-properties fo:font-style="normal" style:font-style-asian="normal" style:font-name-complex="Liberation Sans" style:font-style-complex="normal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2b2b2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4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ֽ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וַ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מֶ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יֹּ</text:p>
          </table:table-cell>
          <table:table-cell table:style-name="ce37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ךְ</text:p>
          </table:table-cell>
          <table:table-cell table:style-name="ce37" office:value-type="string" calcext:value-type="string">
            <text:p>שֶׁ</text:p>
          </table:table-cell>
          <table:table-cell table:style-name="ce37" office:value-type="string" calcext:value-type="string">
            <text:p>חֹֽ</text:p>
          </table:table-cell>
          <table:table-cell table:style-name="ce37" office:value-type="string" calcext:value-type="string">
            <text:p>ה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ֵ</text:p>
          </table:table-cell>
          <table:table-cell table:style-name="ce37" office:value-type="string" calcext:value-type="string">
            <text:p>וּ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ה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ּ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דּ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יַּ</text:p>
          </table:table-cell>
          <table:table-cell table:style-name="ce37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5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9" office:value-type="string" calcext:value-type="string">
            <text:p>ה</text:p>
          </table:table-cell>
          <table:table-cell table:style-name="ce37" office:value-type="string" calcext:value-type="string">
            <text:p>בָּ</text:p>
          </table:table-cell>
          <table:table-cell table:style-name="ce37" office:value-type="string" calcext:value-type="string">
            <text:p>לִ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40" office:value-type="string" calcext:value-type="string">
            <text:p>ל</text:p>
          </table:table-cell>
          <table:table-cell table:style-name="ce40" office:value-type="string" calcext:value-type="string">
            <text:p>בֶֽ</text:p>
          </table:table-cell>
          <table:table-cell table:style-name="ce40" office:value-type="string" calcext:value-type="string">
            <text:p>בָּ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נַ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ִ</text:p>
          </table:table-cell>
          <table:table-cell table:style-name="ce40" office:value-type="string" calcext:value-type="string">
            <text:p>מְ</text:p>
          </table:table-cell>
          <table:table-cell table:style-name="ce40" office:value-type="string" calcext:value-type="string">
            <text:p>בּ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רָ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דּ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עַ</text:p>
          </table:table-cell>
          <table:table-cell table:style-name="ce40" office:value-type="string" calcext:value-type="string">
            <text:p>קְ</text:p>
          </table:table-cell>
          <table:table-cell table:style-name="ce40" office:value-type="string" calcext:value-type="string">
            <text:p>בִ</text:p>
          </table:table-cell>
          <table:table-cell table:style-name="ce40" office:value-type="string" calcext:value-type="string">
            <text:p>ב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קִ</text:p>
          </table:table-cell>
          <table:table-cell table:style-name="ce40" office:value-type="string" calcext:value-type="string">
            <text:p>א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יֵ</text:p>
          </table:table-cell>
          <table:table-cell table:style-name="ce40" office:value-type="string" calcext:value-type="string">
            <text:p>תָ</text:p>
          </table:table-cell>
          <table:table-cell table:style-name="ce40" office:value-type="string" calcext:value-type="string">
            <text:p>פ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תִּ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הַ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־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ִּֽ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ם</text:p>
          </table:table-cell>
          <table:table-cell table:style-name="ce40" office:value-type="string" calcext:value-type="string">
            <text:p>לֵ</text:p>
          </table:table-cell>
          <table:table-cell table:style-name="ce40" office:value-type="string" calcext:value-type="string">
            <text:p>צ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ד</text:p>
          </table:table-cell>
          <table:table-cell table:style-name="ce40" office:value-type="string" calcext:value-type="string">
            <text:p>בַ</text:p>
          </table:table-cell>
          <table:table-cell table:style-name="ce40" office:value-type="string" calcext:value-type="string">
            <text:p>ע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כָּ</text:p>
          </table:table-cell>
          <table:table-cell table:style-name="ce40" office:value-type="string" calcext:value-type="string">
            <text:p>לְ</text:p>
          </table:table-cell>
          <table:table-cell table:style-name="ce40" office:value-type="string" calcext:value-type="string">
            <text:p>מ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צַּ</text:p>
          </table:table-cell>
          <table:table-cell table:style-name="ce40" office:value-type="string" calcext:value-type="string">
            <text:p>נֶ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כַ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table:style-name="ce37" office:value-type="string" calcext:value-type="string">
            <text:p>ל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ק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ק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פ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70" calcext:value-type="float">
            <text:p>70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70" calcext:value-type="float">
            <text:p>7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400" calcext:value-type="float">
            <text:p>40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70" calcext:value-type="float">
            <text:p>7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70" calcext:value-type="float">
            <text:p>7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400" calcext:value-type="float">
            <text:p>40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70" calcext:value-type="float">
            <text:p>70</text:p>
          </table:table-cell>
          <table:table-cell table:style-name="ce9" table:formula="of:=LOOKUP(UNICODE([.BY56]);grk_unicode; zw_grk)" office:value-type="float" office:value="200" calcext:value-type="float">
            <text:p>200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800" calcext:value-type="float">
            <text:p>80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0" calcext:value-type="float">
            <text:p>10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70" calcext:value-type="float">
            <text:p>70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70" calcext:value-type="float">
            <text:p>70</text:p>
          </table:table-cell>
          <table:table-cell table:style-name="ce9" table:formula="of:=LOOKUP(UNICODE([.DF56]);grk_unicode; zw_grk)" office:value-type="float" office:value="200" calcext:value-type="float">
            <text:p>200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70" calcext:value-type="float">
            <text:p>70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400" calcext:value-type="float">
            <text:p>40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9" table:formula="of:=LOOKUP([.E61];heb; zw)" office:value-type="float" office:value="50" calcext:value-type="float">
            <text:p>50</text:p>
          </table:table-cell>
          <table:table-cell table:style-name="ce9" table:formula="of:=LOOKUP([.F61];heb; zw)" office:value-type="float" office:value="6" calcext:value-type="float">
            <text:p>6</text:p>
          </table:table-cell>
          <table:table-cell table:style-name="ce9" table:formula="of:=LOOKUP([.G61];heb; zw)" office:value-type="float" office:value="300" calcext:value-type="float">
            <text:p>300</text:p>
          </table:table-cell>
          <table:table-cell table:style-name="ce9" table:formula="of:=LOOKUP([.H61];heb; zw)" office:value-type="float" office:value="10" calcext:value-type="float">
            <text:p>10</text:p>
          </table:table-cell>
          <table:table-cell table:style-name="ce9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9" table:formula="of:=LOOKUP([.E63];heb; zw)" office:value-type="float" office:value="50" calcext:value-type="float">
            <text:p>50</text:p>
          </table:table-cell>
          <table:table-cell table:style-name="ce9" table:formula="of:=LOOKUP([.F63];heb; zw)" office:value-type="float" office:value="6" calcext:value-type="float">
            <text:p>6</text:p>
          </table:table-cell>
          <table:table-cell table:style-name="ce9" table:formula="of:=LOOKUP([.G63];heb; zw)" office:value-type="float" office:value="8" calcext:value-type="float">
            <text:p>8</text:p>
          </table:table-cell>
          <table:table-cell table:style-name="ce9" table:formula="of:=LOOKUP([.H63];heb; zw)" office:value-type="float" office:value="10" calcext:value-type="float">
            <text:p>10</text:p>
          </table:table-cell>
          <table:table-cell table:style-name="ce9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6">
          <table:table-cell table:number-columns-repeated="4"/>
          <table:table-cell table:style-name="ce14" office:value-type="string" calcext:value-type="string">
            <text:p>ל</text:p>
          </table:table-cell>
          <table:table-cell table:style-name="ce9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9" table:formula="of:=LOOKUP([.E65];heb; zw)" office:value-type="float" office:value="30" calcext:value-type="float">
            <text:p>30</text:p>
          </table:table-cell>
          <table:table-cell table:style-name="ce9" table:formula="of:=LOOKUP([.F65];heb; zw)" office:value-type="float" office:value="100" calcext:value-type="float">
            <text:p>100</text:p>
          </table:table-cell>
          <table:table-cell table:style-name="ce9" table:formula="of:=LOOKUP([.G65];heb; zw)" office:value-type="float" office:value="4" calcext:value-type="float">
            <text:p>4</text:p>
          </table:table-cell>
          <table:table-cell table:style-name="ce9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9" table:formula="of:=LOOKUP([.E67];heb; zw)" office:value-type="float" office:value="400" calcext:value-type="float">
            <text:p>400</text:p>
          </table:table-cell>
          <table:table-cell table:style-name="ce9" table:formula="of:=LOOKUP([.F67];heb; zw)" office:value-type="float" office:value="200" calcext:value-type="float">
            <text:p>200</text:p>
          </table:table-cell>
          <table:table-cell table:style-name="ce9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9" table:formula="of:=LOOKUP([.E71];heb; zw)" office:value-type="float" office:value="30" calcext:value-type="float">
            <text:p>30</text:p>
          </table:table-cell>
          <table:table-cell table:style-name="ce9" table:formula="of:=LOOKUP([.F71];heb; zw)" office:value-type="float" office:value="2" calcext:value-type="float">
            <text:p>2</text:p>
          </table:table-cell>
          <table:table-cell table:style-name="ce9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office:value-type="string" calcext:value-type="string">
            <text:p>ךְ</text:p>
          </table:table-cell>
          <table:table-cell table:style-name="ce9" office:value-type="string" calcext:value-type="string">
            <text:p>רֶ</text:p>
          </table:table-cell>
          <table:table-cell table:style-name="ce9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9" table:formula="of:=LOOKUP([.E73];heb; zw)" office:value-type="float" office:value="20" calcext:value-type="float">
            <text:p>20</text:p>
          </table:table-cell>
          <table:table-cell table:style-name="ce9" table:formula="of:=LOOKUP([.F73];heb; zw)" office:value-type="float" office:value="200" calcext:value-type="float">
            <text:p>200</text:p>
          </table:table-cell>
          <table:table-cell table:style-name="ce9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9" table:formula="of:=LOOKUP([.E75];heb; zw)" office:value-type="float" office:value="4" calcext:value-type="float">
            <text:p>4</text:p>
          </table:table-cell>
          <table:table-cell table:style-name="ce9" table:formula="of:=LOOKUP([.F75];heb; zw)" office:value-type="float" office:value="20" calcext:value-type="float">
            <text:p>20</text:p>
          </table:table-cell>
          <table:table-cell table:style-name="ce9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9" table:formula="of:=LOOKUP([.E77];heb; zw)" office:value-type="float" office:value="5" calcext:value-type="float">
            <text:p>5</text:p>
          </table:table-cell>
          <table:table-cell table:style-name="ce9" table:formula="of:=LOOKUP([.F77];heb; zw)" office:value-type="float" office:value="50" calcext:value-type="float">
            <text:p>50</text:p>
          </table:table-cell>
          <table:table-cell table:style-name="ce9" table:formula="of:=LOOKUP([.G77];heb; zw)" office:value-type="float" office:value="30" calcext:value-type="float">
            <text:p>30</text:p>
          </table:table-cell>
          <table:table-cell table:style-name="ce9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9" table:formula="of:=LOOKUP([.E81];heb; zw)" office:value-type="float" office:value="200" calcext:value-type="float">
            <text:p>200</text:p>
          </table:table-cell>
          <table:table-cell table:style-name="ce9" table:formula="of:=LOOKUP([.F81];heb; zw)" office:value-type="float" office:value="70" calcext:value-type="float">
            <text:p>70</text:p>
          </table:table-cell>
          <table:table-cell table:style-name="ce9" table:formula="of:=LOOKUP([.G81];heb; zw)" office:value-type="float" office:value="50" calcext:value-type="float">
            <text:p>50</text:p>
          </table:table-cell>
          <table:table-cell table:style-name="ce9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9" table:formula="of:=LOOKUP(UNICODE([.E87]);grk_unicode; zw_grk)" office:value-type="float" office:value="400" calcext:value-type="float">
            <text:p>400</text:p>
          </table:table-cell>
          <table:table-cell table:style-name="ce9" table:formula="of:=LOOKUP(UNICODE([.F87]);grk_unicode; zw_grk)" office:value-type="float" office:value="10" calcext:value-type="float">
            <text:p>10</text:p>
          </table:table-cell>
          <table:table-cell table:style-name="ce9" table:formula="of:=LOOKUP(UNICODE([.G87]);grk_unicode; zw_grk)" office:value-type="float" office:value="70" calcext:value-type="float">
            <text:p>70</text:p>
          </table:table-cell>
          <table:table-cell table:style-name="ce9" table:formula="of:=LOOKUP(UNICODE([.H87]);grk_unicode; zw_grk)" office:value-type="float" office:value="200" calcext:value-type="float">
            <text:p>200</text:p>
          </table:table-cell>
          <table:table-cell table:style-name="ce9" table:formula="of:=LOOKUP(UNICODE([.I87]);grk_unicode; zw_grk)" office:value-type="float" office:value="0" calcext:value-type="float">
            <text:p>0</text:p>
          </table:table-cell>
          <table:table-cell table:style-name="ce9" table:formula="of:=LOOKUP(UNICODE([.J87]);grk_unicode; zw_grk)" office:value-type="float" office:value="300" calcext:value-type="float">
            <text:p>300</text:p>
          </table:table-cell>
          <table:table-cell table:style-name="ce9" table:formula="of:=LOOKUP(UNICODE([.K87]);grk_unicode; zw_grk)" office:value-type="float" office:value="70" calcext:value-type="float">
            <text:p>70</text:p>
          </table:table-cell>
          <table:table-cell table:style-name="ce9" table:formula="of:=LOOKUP(UNICODE([.L87]);grk_unicode; zw_grk)" office:value-type="float" office:value="400" calcext:value-type="float">
            <text:p>400</text:p>
          </table:table-cell>
          <table:table-cell table:style-name="ce9" table:formula="of:=LOOKUP(UNICODE([.M87]);grk_unicode; zw_grk)" office:value-type="float" office:value="0" calcext:value-type="float">
            <text:p>0</text:p>
          </table:table-cell>
          <table:table-cell table:style-name="ce9" table:formula="of:=LOOKUP(UNICODE([.N87]);grk_unicode; zw_grk)" office:value-type="float" office:value="1" calcext:value-type="float">
            <text:p>1</text:p>
          </table:table-cell>
          <table:table-cell table:style-name="ce9" table:formula="of:=LOOKUP(UNICODE([.O87]);grk_unicode; zw_grk)" office:value-type="float" office:value="50" calcext:value-type="float">
            <text:p>50</text:p>
          </table:table-cell>
          <table:table-cell table:style-name="ce9" table:formula="of:=LOOKUP(UNICODE([.P87]);grk_unicode; zw_grk)" office:value-type="float" office:value="9" calcext:value-type="float">
            <text:p>9</text:p>
          </table:table-cell>
          <table:table-cell table:style-name="ce9" table:formula="of:=LOOKUP(UNICODE([.Q87]);grk_unicode; zw_grk)" office:value-type="float" office:value="100" calcext:value-type="float">
            <text:p>100</text:p>
          </table:table-cell>
          <table:table-cell table:style-name="ce9" table:formula="of:=LOOKUP(UNICODE([.R87]);grk_unicode; zw_grk)" office:value-type="float" office:value="800" calcext:value-type="float">
            <text:p>800</text:p>
          </table:table-cell>
          <table:table-cell table:style-name="ce9" table:formula="of:=LOOKUP(UNICODE([.S87]);grk_unicode; zw_grk)" office:value-type="float" office:value="80" calcext:value-type="float">
            <text:p>80</text:p>
          </table:table-cell>
          <table:table-cell table:style-name="ce9" table:formula="of:=LOOKUP(UNICODE([.T87]);grk_unicode; zw_grk)" office:value-type="float" office:value="70" calcext:value-type="float">
            <text:p>70</text:p>
          </table:table-cell>
          <table:table-cell table:style-name="ce9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9" table:formula="of:=LOOKUP(UNICODE([.E91]);grk_unicode; zw_grk)" office:value-type="float" office:value="2" calcext:value-type="float">
            <text:p>2</text:p>
          </table:table-cell>
          <table:table-cell table:style-name="ce9" table:formula="of:=LOOKUP(UNICODE([.F91]);grk_unicode; zw_grk)" office:value-type="float" office:value="10" calcext:value-type="float">
            <text:p>10</text:p>
          </table:table-cell>
          <table:table-cell table:style-name="ce9" table:formula="of:=LOOKUP(UNICODE([.G91]);grk_unicode; zw_grk)" office:value-type="float" office:value="2" calcext:value-type="float">
            <text:p>2</text:p>
          </table:table-cell>
          <table:table-cell table:style-name="ce9" table:formula="of:=LOOKUP(UNICODE([.H91]);grk_unicode; zw_grk)" office:value-type="float" office:value="30" calcext:value-type="float">
            <text:p>30</text:p>
          </table:table-cell>
          <table:table-cell table:style-name="ce9" table:formula="of:=LOOKUP(UNICODE([.I91]);grk_unicode; zw_grk)" office:value-type="float" office:value="70" calcext:value-type="float">
            <text:p>70</text:p>
          </table:table-cell>
          <table:table-cell table:style-name="ce9" table:formula="of:=LOOKUP(UNICODE([.J91]);grk_unicode; zw_grk)" office:value-type="float" office:value="200" calcext:value-type="float">
            <text:p>200</text:p>
          </table:table-cell>
          <table:table-cell table:style-name="ce9" table:formula="of:=LOOKUP(UNICODE([.K91]);grk_unicode; zw_grk)" office:value-type="float" office:value="0" calcext:value-type="float">
            <text:p>0</text:p>
          </table:table-cell>
          <table:table-cell table:style-name="ce9" table:formula="of:=LOOKUP(UNICODE([.L91]);grk_unicode; zw_grk)" office:value-type="float" office:value="300" calcext:value-type="float">
            <text:p>300</text:p>
          </table:table-cell>
          <table:table-cell table:style-name="ce9" table:formula="of:=LOOKUP(UNICODE([.M91]);grk_unicode; zw_grk)" office:value-type="float" office:value="800" calcext:value-type="float">
            <text:p>800</text:p>
          </table:table-cell>
          <table:table-cell table:style-name="ce9" table:formula="of:=LOOKUP(UNICODE([.N91]);grk_unicode; zw_grk)" office:value-type="float" office:value="50" calcext:value-type="float">
            <text:p>50</text:p>
          </table:table-cell>
          <table:table-cell table:style-name="ce9" table:formula="of:=LOOKUP(UNICODE([.O91]);grk_unicode; zw_grk)" office:value-type="float" office:value="0" calcext:value-type="float">
            <text:p>0</text:p>
          </table:table-cell>
          <table:table-cell table:style-name="ce9" table:formula="of:=LOOKUP(UNICODE([.P91]);grk_unicode; zw_grk)" office:value-type="float" office:value="2" calcext:value-type="float">
            <text:p>2</text:p>
          </table:table-cell>
          <table:table-cell table:style-name="ce9" table:formula="of:=LOOKUP(UNICODE([.Q91]);grk_unicode; zw_grk)" office:value-type="float" office:value="10" calcext:value-type="float">
            <text:p>10</text:p>
          </table:table-cell>
          <table:table-cell table:style-name="ce9" table:formula="of:=LOOKUP(UNICODE([.R91]);grk_unicode; zw_grk)" office:value-type="float" office:value="2" calcext:value-type="float">
            <text:p>2</text:p>
          </table:table-cell>
          <table:table-cell table:style-name="ce9" table:formula="of:=LOOKUP(UNICODE([.S91]);grk_unicode; zw_grk)" office:value-type="float" office:value="30" calcext:value-type="float">
            <text:p>30</text:p>
          </table:table-cell>
          <table:table-cell table:style-name="ce9" table:formula="of:=LOOKUP(UNICODE([.T91]);grk_unicode; zw_grk)" office:value-type="float" office:value="10" calcext:value-type="float">
            <text:p>10</text:p>
          </table:table-cell>
          <table:table-cell table:style-name="ce9" table:formula="of:=LOOKUP(UNICODE([.U91]);grk_unicode; zw_grk)" office:value-type="float" office:value="800" calcext:value-type="float">
            <text:p>800</text:p>
          </table:table-cell>
          <table:table-cell table:style-name="ce9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9" table:formula="of:=LOOKUP(UNICODE([.E95]);grk_unicode; zw_grk)" office:value-type="float" office:value="30" calcext:value-type="float">
            <text:p>30</text:p>
          </table:table-cell>
          <table:table-cell table:style-name="ce9" table:formula="of:=LOOKUP(UNICODE([.F95]);grk_unicode; zw_grk)" office:value-type="float" office:value="70" calcext:value-type="float">
            <text:p>70</text:p>
          </table:table-cell>
          <table:table-cell table:style-name="ce9" table:formula="of:=LOOKUP(UNICODE([.G95]);grk_unicode; zw_grk)" office:value-type="float" office:value="3" calcext:value-type="float">
            <text:p>3</text:p>
          </table:table-cell>
          <table:table-cell table:style-name="ce9" table:formula="of:=LOOKUP(UNICODE([.H95]);grk_unicode; zw_grk)" office:value-type="float" office:value="70" calcext:value-type="float">
            <text:p>70</text:p>
          </table:table-cell>
          <table:table-cell table:style-name="ce9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9" table:formula="of:=LOOKUP(UNICODE([.E99]);grk_unicode; zw_grk)" office:value-type="float" office:value="10" calcext:value-type="float">
            <text:p>10</text:p>
          </table:table-cell>
          <table:table-cell table:style-name="ce9" table:formula="of:=LOOKUP(UNICODE([.F99]);grk_unicode; zw_grk)" office:value-type="float" office:value="800" calcext:value-type="float">
            <text:p>800</text:p>
          </table:table-cell>
          <table:table-cell table:style-name="ce9" table:formula="of:=LOOKUP(UNICODE([.G99]);grk_unicode; zw_grk)" office:value-type="float" office:value="1" calcext:value-type="float">
            <text:p>1</text:p>
          </table:table-cell>
          <table:table-cell table:style-name="ce9" table:formula="of:=LOOKUP(UNICODE([.H99]);grk_unicode; zw_grk)" office:value-type="float" office:value="50" calcext:value-type="float">
            <text:p>50</text:p>
          </table:table-cell>
          <table:table-cell table:style-name="ce9" table:formula="of:=LOOKUP(UNICODE([.I99]);grk_unicode; zw_grk)" office:value-type="float" office:value="50" calcext:value-type="float">
            <text:p>50</text:p>
          </table:table-cell>
          <table:table-cell table:style-name="ce9" table:formula="of:=LOOKUP(UNICODE([.J99]);grk_unicode; zw_grk)" office:value-type="float" office:value="8" calcext:value-type="float">
            <text:p>8</text:p>
          </table:table-cell>
          <table:table-cell table:style-name="ce9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9" table:formula="of:=LOOKUP(UNICODE([.E103]);grk_unicode; zw_grk)" office:value-type="float" office:value="40" calcext:value-type="float">
            <text:p>40</text:p>
          </table:table-cell>
          <table:table-cell table:style-name="ce9" table:formula="of:=LOOKUP(UNICODE([.F103]);grk_unicode; zw_grk)" office:value-type="float" office:value="1" calcext:value-type="float">
            <text:p>1</text:p>
          </table:table-cell>
          <table:table-cell table:style-name="ce9" table:formula="of:=LOOKUP(UNICODE([.G103]);grk_unicode; zw_grk)" office:value-type="float" office:value="9" calcext:value-type="float">
            <text:p>9</text:p>
          </table:table-cell>
          <table:table-cell table:style-name="ce9" table:formula="of:=LOOKUP(UNICODE([.H103]);grk_unicode; zw_grk)" office:value-type="float" office:value="9" calcext:value-type="float">
            <text:p>9</text:p>
          </table:table-cell>
          <table:table-cell table:style-name="ce9" table:formula="of:=LOOKUP(UNICODE([.I103]);grk_unicode; zw_grk)" office:value-type="float" office:value="1" calcext:value-type="float">
            <text:p>1</text:p>
          </table:table-cell>
          <table:table-cell table:style-name="ce9" table:formula="of:=LOOKUP(UNICODE([.J103]);grk_unicode; zw_grk)" office:value-type="float" office:value="10" calcext:value-type="float">
            <text:p>10</text:p>
          </table:table-cell>
          <table:table-cell table:style-name="ce9" table:formula="of:=LOOKUP(UNICODE([.K103]);grk_unicode; zw_grk)" office:value-type="float" office:value="70" calcext:value-type="float">
            <text:p>70</text:p>
          </table:table-cell>
          <table:table-cell table:style-name="ce9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9" table:formula="of:=LOOKUP(UNICODE([.E105]);grk_unicode; zw_grk)" office:value-type="float" office:value="40" calcext:value-type="float">
            <text:p>40</text:p>
          </table:table-cell>
          <table:table-cell table:style-name="ce9" table:formula="of:=LOOKUP(UNICODE([.F105]);grk_unicode; zw_grk)" office:value-type="float" office:value="1" calcext:value-type="float">
            <text:p>1</text:p>
          </table:table-cell>
          <table:table-cell table:style-name="ce9" table:formula="of:=LOOKUP(UNICODE([.G105]);grk_unicode; zw_grk)" office:value-type="float" office:value="100" calcext:value-type="float">
            <text:p>100</text:p>
          </table:table-cell>
          <table:table-cell table:style-name="ce9" table:formula="of:=LOOKUP(UNICODE([.H105]);grk_unicode; zw_grk)" office:value-type="float" office:value="20" calcext:value-type="float">
            <text:p>20</text:p>
          </table:table-cell>
          <table:table-cell table:style-name="ce9" table:formula="of:=LOOKUP(UNICODE([.I105]);grk_unicode; zw_grk)" office:value-type="float" office:value="70" calcext:value-type="float">
            <text:p>70</text:p>
          </table:table-cell>
          <table:table-cell table:style-name="ce9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9" table:formula="of:=LOOKUP(UNICODE([.E107]);grk_unicode; zw_grk)" office:value-type="float" office:value="30" calcext:value-type="float">
            <text:p>30</text:p>
          </table:table-cell>
          <table:table-cell table:style-name="ce9" table:formula="of:=LOOKUP(UNICODE([.F107]);grk_unicode; zw_grk)" office:value-type="float" office:value="70" calcext:value-type="float">
            <text:p>70</text:p>
          </table:table-cell>
          <table:table-cell table:style-name="ce9" table:formula="of:=LOOKUP(UNICODE([.G107]);grk_unicode; zw_grk)" office:value-type="float" office:value="400" calcext:value-type="float">
            <text:p>400</text:p>
          </table:table-cell>
          <table:table-cell table:style-name="ce9" table:formula="of:=LOOKUP(UNICODE([.H107]);grk_unicode; zw_grk)" office:value-type="float" office:value="20" calcext:value-type="float">
            <text:p>20</text:p>
          </table:table-cell>
          <table:table-cell table:style-name="ce9" table:formula="of:=LOOKUP(UNICODE([.I107]);grk_unicode; zw_grk)" office:value-type="float" office:value="1" calcext:value-type="float">
            <text:p>1</text:p>
          </table:table-cell>
          <table:table-cell table:style-name="ce9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9" table:formula="of:=LOOKUP(UNICODE([.E113]);grk_unicode; zw_grk)" office:value-type="float" office:value="30" calcext:value-type="float">
            <text:p>30</text:p>
          </table:table-cell>
          <table:table-cell table:style-name="ce9" table:formula="of:=LOOKUP(UNICODE([.F113]);grk_unicode; zw_grk)" office:value-type="float" office:value="1" calcext:value-type="float">
            <text:p>1</text:p>
          </table:table-cell>
          <table:table-cell table:style-name="ce9" table:formula="of:=LOOKUP(UNICODE([.G113]);grk_unicode; zw_grk)" office:value-type="float" office:value="7" calcext:value-type="float">
            <text:p>7</text:p>
          </table:table-cell>
          <table:table-cell table:style-name="ce9" table:formula="of:=LOOKUP(UNICODE([.H113]);grk_unicode; zw_grk)" office:value-type="float" office:value="1" calcext:value-type="float">
            <text:p>1</text:p>
          </table:table-cell>
          <table:table-cell table:style-name="ce9" table:formula="of:=LOOKUP(UNICODE([.I113]);grk_unicode; zw_grk)" office:value-type="float" office:value="100" calcext:value-type="float">
            <text:p>100</text:p>
          </table:table-cell>
          <table:table-cell table:style-name="ce9" table:formula="of:=LOOKUP(UNICODE([.J113]);grk_unicode; zw_grk)" office:value-type="float" office:value="70" calcext:value-type="float">
            <text:p>70</text:p>
          </table:table-cell>
          <table:table-cell table:style-name="ce9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9" table:formula="of:=LOOKUP([.E117];heb; zw)" office:value-type="float" office:value="5" calcext:value-type="float">
            <text:p>5</text:p>
          </table:table-cell>
          <table:table-cell table:style-name="ce9" table:formula="of:=LOOKUP([.F117];heb; zw)" office:value-type="float" office:value="300" calcext:value-type="float">
            <text:p>300</text:p>
          </table:table-cell>
          <table:table-cell table:style-name="ce9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9" table:formula="of:=LOOKUP(UNICODE([.E119]);grk_unicode; zw_grk)" office:value-type="float" office:value="40" calcext:value-type="float">
            <text:p>40</text:p>
          </table:table-cell>
          <table:table-cell table:style-name="ce9" table:formula="of:=LOOKUP(UNICODE([.F119]);grk_unicode; zw_grk)" office:value-type="float" office:value="800" calcext:value-type="float">
            <text:p>800</text:p>
          </table:table-cell>
          <table:table-cell table:style-name="ce9" table:formula="of:=LOOKUP(UNICODE([.G119]);grk_unicode; zw_grk)" office:value-type="float" office:value="400" calcext:value-type="float">
            <text:p>400</text:p>
          </table:table-cell>
          <table:table-cell table:style-name="ce9" table:formula="of:=LOOKUP(UNICODE([.H119]);grk_unicode; zw_grk)" office:value-type="float" office:value="200" calcext:value-type="float">
            <text:p>200</text:p>
          </table:table-cell>
          <table:table-cell table:style-name="ce9" table:formula="of:=LOOKUP(UNICODE([.I119]);grk_unicode; zw_grk)" office:value-type="float" office:value="8" calcext:value-type="float">
            <text:p>8</text:p>
          </table:table-cell>
          <table:table-cell table:style-name="ce9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9" table:formula="of:=LOOKUP([.E124];heb; zw)" office:value-type="float" office:value="5" calcext:value-type="float">
            <text:p>5</text:p>
          </table:table-cell>
          <table:table-cell table:style-name="ce9" table:formula="of:=LOOKUP([.F124];heb; zw)" office:value-type="float" office:value="200" calcext:value-type="float">
            <text:p>200</text:p>
          </table:table-cell>
          <table:table-cell table:style-name="ce9" table:formula="of:=LOOKUP([.G124];heb; zw)" office:value-type="float" office:value="6" calcext:value-type="float">
            <text:p>6</text:p>
          </table:table-cell>
          <table:table-cell table:style-name="ce9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9" table:formula="of:=LOOKUP([.E126];heb; zw)" office:value-type="float" office:value="40" calcext:value-type="float">
            <text:p>40</text:p>
          </table:table-cell>
          <table:table-cell table:style-name="ce9" table:formula="of:=LOOKUP([.F126];heb; zw)" office:value-type="float" office:value="10" calcext:value-type="float">
            <text:p>10</text:p>
          </table:table-cell>
          <table:table-cell table:style-name="ce9" table:formula="of:=LOOKUP([.G126];heb; zw)" office:value-type="float" office:value="1" calcext:value-type="float">
            <text:p>1</text:p>
          </table:table-cell>
          <table:table-cell table:style-name="ce9" table:formula="of:=LOOKUP([.H126];heb; zw)" office:value-type="float" office:value="10" calcext:value-type="float">
            <text:p>10</text:p>
          </table:table-cell>
          <table:table-cell table:style-name="ce9" table:formula="of:=LOOKUP([.I126];heb; zw)" office:value-type="float" office:value="2" calcext:value-type="float">
            <text:p>2</text:p>
          </table:table-cell>
          <table:table-cell table:style-name="ce9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9" table:formula="of:=LOOKUP([.E128];heb; zw)" office:value-type="float" office:value="40" calcext:value-type="float">
            <text:p>40</text:p>
          </table:table-cell>
          <table:table-cell table:style-name="ce9" table:formula="of:=LOOKUP([.F128];heb; zw)" office:value-type="float" office:value="10" calcext:value-type="float">
            <text:p>10</text:p>
          </table:table-cell>
          <table:table-cell table:style-name="ce9" table:formula="of:=LOOKUP([.G128];heb; zw)" office:value-type="float" office:value="2" calcext:value-type="float">
            <text:p>2</text:p>
          </table:table-cell>
          <table:table-cell table:style-name="ce9" table:formula="of:=LOOKUP([.H128];heb; zw)" office:value-type="float" office:value="6" calcext:value-type="float">
            <text:p>6</text:p>
          </table:table-cell>
          <table:table-cell table:style-name="ce9" table:formula="of:=LOOKUP([.I128];heb; zw)" office:value-type="float" office:value="400" calcext:value-type="float">
            <text:p>400</text:p>
          </table:table-cell>
          <table:table-cell table:style-name="ce9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9" table:formula="of:=LOOKUP([.E132];heb; zw)" office:value-type="float" office:value="40" calcext:value-type="float">
            <text:p>40</text:p>
          </table:table-cell>
          <table:table-cell table:style-name="ce9" table:formula="of:=LOOKUP([.F132];heb; zw)" office:value-type="float" office:value="10" calcext:value-type="float">
            <text:p>10</text:p>
          </table:table-cell>
          <table:table-cell table:style-name="ce9" table:formula="of:=LOOKUP([.G132];heb; zw)" office:value-type="float" office:value="5" calcext:value-type="float">
            <text:p>5</text:p>
          </table:table-cell>
          <table:table-cell table:style-name="ce9" table:formula="of:=LOOKUP([.H132];heb; zw)" office:value-type="float" office:value="30" calcext:value-type="float">
            <text:p>30</text:p>
          </table:table-cell>
          <table:table-cell table:style-name="ce9" table:formula="of:=LOOKUP([.I132];heb; zw)" office:value-type="float" office:value="1" calcext:value-type="float">
            <text:p>1</text:p>
          </table:table-cell>
          <table:table-cell table:style-name="ce9" table:formula="of:=LOOKUP([.J132];heb; zw)" office:value-type="float" office:value="0" calcext:value-type="float">
            <text:p>0</text:p>
          </table:table-cell>
          <table:table-cell table:style-name="ce9" table:formula="of:=LOOKUP([.K132];heb; zw)" office:value-type="float" office:value="1" calcext:value-type="float">
            <text:p>1</text:p>
          </table:table-cell>
          <table:table-cell table:style-name="ce9" table:formula="of:=LOOKUP([.L132];heb; zw)" office:value-type="float" office:value="200" calcext:value-type="float">
            <text:p>200</text:p>
          </table:table-cell>
          <table:table-cell table:style-name="ce9" table:formula="of:=LOOKUP([.M132];heb; zw)" office:value-type="float" office:value="2" calcext:value-type="float">
            <text:p>2</text:p>
          </table:table-cell>
          <table:table-cell table:style-name="ce9" table:formula="of:=LOOKUP([.N132];heb; zw)" office:value-type="float" office:value="0" calcext:value-type="float">
            <text:p>0</text:p>
          </table:table-cell>
          <table:table-cell table:style-name="ce9" table:formula="of:=LOOKUP([.O132];heb; zw)" office:value-type="float" office:value="400" calcext:value-type="float">
            <text:p>400</text:p>
          </table:table-cell>
          <table:table-cell table:style-name="ce9" table:formula="of:=LOOKUP([.P132];heb; zw)" office:value-type="float" office:value="10" calcext:value-type="float">
            <text:p>10</text:p>
          </table:table-cell>
          <table:table-cell table:style-name="ce9" table:formula="of:=LOOKUP([.Q132];heb; zw)" office:value-type="float" office:value="300" calcext:value-type="float">
            <text:p>300</text:p>
          </table:table-cell>
          <table:table-cell table:style-name="ce9" table:formula="of:=LOOKUP([.R132];heb; zw)" office:value-type="float" office:value="1" calcext:value-type="float">
            <text:p>1</text:p>
          </table:table-cell>
          <table:table-cell table:style-name="ce9" table:formula="of:=LOOKUP([.S132];heb; zw)" office:value-type="float" office:value="200" calcext:value-type="float">
            <text:p>200</text:p>
          </table:table-cell>
          <table:table-cell table:style-name="ce9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9" table:formula="of:=LOOKUP(UNICODE([.E136]);grk_unicode; zw_grk)" office:value-type="float" office:value="50" calcext:value-type="float">
            <text:p>50</text:p>
          </table:table-cell>
          <table:table-cell table:style-name="ce9" table:formula="of:=LOOKUP(UNICODE([.F136]);grk_unicode; zw_grk)" office:value-type="float" office:value="70" calcext:value-type="float">
            <text:p>70</text:p>
          </table:table-cell>
          <table:table-cell table:style-name="ce9" table:formula="of:=LOOKUP(UNICODE([.G136]);grk_unicode; zw_grk)" office:value-type="float" office:value="40" calcext:value-type="float">
            <text:p>40</text:p>
          </table:table-cell>
          <table:table-cell table:style-name="ce9" table:formula="of:=LOOKUP(UNICODE([.H136]);grk_unicode; zw_grk)" office:value-type="float" office:value="70" calcext:value-type="float">
            <text:p>70</text:p>
          </table:table-cell>
          <table:table-cell table:style-name="ce9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9" table:formula="of:=LOOKUP(UNICODE([.E138]);grk_unicode; zw_grk)" office:value-type="float" office:value="80" calcext:value-type="float">
            <text:p>80</text:p>
          </table:table-cell>
          <table:table-cell table:style-name="ce9" table:formula="of:=LOOKUP(UNICODE([.F138]);grk_unicode; zw_grk)" office:value-type="float" office:value="100" calcext:value-type="float">
            <text:p>100</text:p>
          </table:table-cell>
          <table:table-cell table:style-name="ce9" table:formula="of:=LOOKUP(UNICODE([.G138]);grk_unicode; zw_grk)" office:value-type="float" office:value="70" calcext:value-type="float">
            <text:p>70</text:p>
          </table:table-cell>
          <table:table-cell table:style-name="ce9" table:formula="of:=LOOKUP(UNICODE([.H138]);grk_unicode; zw_grk)" office:value-type="float" office:value="500" calcext:value-type="float">
            <text:p>500</text:p>
          </table:table-cell>
          <table:table-cell table:style-name="ce9" table:formula="of:=LOOKUP(UNICODE([.I138]);grk_unicode; zw_grk)" office:value-type="float" office:value="8" calcext:value-type="float">
            <text:p>8</text:p>
          </table:table-cell>
          <table:table-cell table:style-name="ce9" table:formula="of:=LOOKUP(UNICODE([.J138]);grk_unicode; zw_grk)" office:value-type="float" office:value="300" calcext:value-type="float">
            <text:p>300</text:p>
          </table:table-cell>
          <table:table-cell table:style-name="ce9" table:formula="of:=LOOKUP(UNICODE([.K138]);grk_unicode; zw_grk)" office:value-type="float" office:value="1" calcext:value-type="float">
            <text:p>1</text:p>
          </table:table-cell>
          <table:table-cell table:style-name="ce9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9" table:formula="of:=LOOKUP(UNICODE([.E140]);grk_unicode; zw_grk)" office:value-type="float" office:value="700" calcext:value-type="float">
            <text:p>700</text:p>
          </table:table-cell>
          <table:table-cell table:style-name="ce9" table:formula="of:=LOOKUP(UNICODE([.F140]);grk_unicode; zw_grk)" office:value-type="float" office:value="1" calcext:value-type="float">
            <text:p>1</text:p>
          </table:table-cell>
          <table:table-cell table:style-name="ce9" table:formula="of:=LOOKUP(UNICODE([.G140]);grk_unicode; zw_grk)" office:value-type="float" office:value="30" calcext:value-type="float">
            <text:p>30</text:p>
          </table:table-cell>
          <table:table-cell table:style-name="ce9" table:formula="of:=LOOKUP(UNICODE([.H140]);grk_unicode; zw_grk)" office:value-type="float" office:value="40" calcext:value-type="float">
            <text:p>40</text:p>
          </table:table-cell>
          <table:table-cell table:style-name="ce9" table:formula="of:=LOOKUP(UNICODE([.I140]);grk_unicode; zw_grk)" office:value-type="float" office:value="70" calcext:value-type="float">
            <text:p>70</text:p>
          </table:table-cell>
          <table:table-cell table:style-name="ce9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9" table:formula="of:=LOOKUP([.E147];heb; zw)" office:value-type="float" office:value="30" calcext:value-type="float">
            <text:p>30</text:p>
          </table:table-cell>
          <table:table-cell table:style-name="ce9" table:formula="of:=LOOKUP([.F147];heb; zw)" office:value-type="float" office:value="1" calcext:value-type="float">
            <text:p>1</text:p>
          </table:table-cell>
          <table:table-cell table:style-name="ce9" table:formula="of:=LOOKUP([.G147];heb; zw)" office:value-type="float" office:value="200" calcext:value-type="float">
            <text:p>200</text:p>
          </table:table-cell>
          <table:table-cell table:style-name="ce9" table:formula="of:=LOOKUP([.H147];heb; zw)" office:value-type="float" office:value="300" calcext:value-type="float">
            <text:p>300</text:p>
          </table:table-cell>
          <table:table-cell table:style-name="ce9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9" table:formula="of:=LOOKUP([.E147];heb; zw_hebr_ord)" office:value-type="float" office:value="12" calcext:value-type="float">
            <text:p>12</text:p>
          </table:table-cell>
          <table:table-cell table:style-name="ce9" table:formula="of:=LOOKUP([.F147];heb; zw_hebr_ord)" office:value-type="float" office:value="1" calcext:value-type="float">
            <text:p>1</text:p>
          </table:table-cell>
          <table:table-cell table:style-name="ce9" table:formula="of:=LOOKUP([.G147];heb; zw_hebr_ord)" office:value-type="float" office:value="20" calcext:value-type="float">
            <text:p>20</text:p>
          </table:table-cell>
          <table:table-cell table:style-name="ce9" table:formula="of:=LOOKUP([.H147];heb; zw_hebr_ord)" office:value-type="float" office:value="21" calcext:value-type="float">
            <text:p>21</text:p>
          </table:table-cell>
          <table:table-cell table:style-name="ce9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9" table:formula="of:=LOOKUP(UNICODE([.E151]);grk_unicode; zw_grk)" office:value-type="float" office:value="10" calcext:value-type="float">
            <text:p>10</text:p>
          </table:table-cell>
          <table:table-cell table:style-name="ce9" table:formula="of:=LOOKUP(UNICODE([.F151]);grk_unicode; zw_grk)" office:value-type="float" office:value="200" calcext:value-type="float">
            <text:p>200</text:p>
          </table:table-cell>
          <table:table-cell table:style-name="ce9" table:formula="of:=LOOKUP(UNICODE([.G151]);grk_unicode; zw_grk)" office:value-type="float" office:value="100" calcext:value-type="float">
            <text:p>100</text:p>
          </table:table-cell>
          <table:table-cell table:style-name="ce9" table:formula="of:=LOOKUP(UNICODE([.H151]);grk_unicode; zw_grk)" office:value-type="float" office:value="1" calcext:value-type="float">
            <text:p>1</text:p>
          </table:table-cell>
          <table:table-cell table:style-name="ce9" table:formula="of:=LOOKUP(UNICODE([.I151]);grk_unicode; zw_grk)" office:value-type="float" office:value="8" calcext:value-type="float">
            <text:p>8</text:p>
          </table:table-cell>
          <table:table-cell table:style-name="ce9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9" table:formula="of:=LOOKUP([.E155];heb; zw)" office:value-type="float" office:value="40" calcext:value-type="float">
            <text:p>40</text:p>
          </table:table-cell>
          <table:table-cell table:style-name="ce9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9" table:formula="of:=LOOKUP([.E155];heb; zw_hebr_ord)" office:value-type="float" office:value="13" calcext:value-type="float">
            <text:p>13</text:p>
          </table:table-cell>
          <table:table-cell table:style-name="ce9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9" table:formula="of:=LOOKUP(UNICODE([.E160]);grk_unicode; zw_grk)" office:value-type="float" office:value="5" calcext:value-type="float">
            <text:p>5</text:p>
          </table:table-cell>
          <table:table-cell table:style-name="ce9" table:formula="of:=LOOKUP(UNICODE([.F160]);grk_unicode; zw_grk)" office:value-type="float" office:value="50" calcext:value-type="float">
            <text:p>50</text:p>
          </table:table-cell>
          <table:table-cell table:style-name="ce9" table:formula="of:=LOOKUP(UNICODE([.G160]);grk_unicode; zw_grk)" office:value-type="float" office:value="0" calcext:value-type="float">
            <text:p>0</text:p>
          </table:table-cell>
          <table:table-cell table:style-name="ce9" table:formula="of:=LOOKUP(UNICODE([.H160]);grk_unicode; zw_grk)" office:value-type="float" office:value="1" calcext:value-type="float">
            <text:p>1</text:p>
          </table:table-cell>
          <table:table-cell table:style-name="ce9" table:formula="of:=LOOKUP(UNICODE([.I160]);grk_unicode; zw_grk)" office:value-type="float" office:value="100" calcext:value-type="float">
            <text:p>100</text:p>
          </table:table-cell>
          <table:table-cell table:style-name="ce9" table:formula="of:=LOOKUP(UNICODE([.J160]);grk_unicode; zw_grk)" office:value-type="float" office:value="600" calcext:value-type="float">
            <text:p>600</text:p>
          </table:table-cell>
          <table:table-cell table:style-name="ce9" table:formula="of:=LOOKUP(UNICODE([.K160]);grk_unicode; zw_grk)" office:value-type="float" office:value="8" calcext:value-type="float">
            <text:p>8</text:p>
          </table:table-cell>
          <table:table-cell table:style-name="ce9" table:formula="of:=LOOKUP(UNICODE([.L160]);grk_unicode; zw_grk)" office:value-type="float" office:value="0" calcext:value-type="float">
            <text:p>0</text:p>
          </table:table-cell>
          <table:table-cell table:style-name="ce9" table:formula="of:=LOOKUP(UNICODE([.M160]);grk_unicode; zw_grk)" office:value-type="float" office:value="8" calcext:value-type="float">
            <text:p>8</text:p>
          </table:table-cell>
          <table:table-cell table:style-name="ce9" table:formula="of:=LOOKUP(UNICODE([.N160]);grk_unicode; zw_grk)" office:value-type="float" office:value="50" calcext:value-type="float">
            <text:p>50</text:p>
          </table:table-cell>
          <table:table-cell table:style-name="ce9" table:formula="of:=LOOKUP(UNICODE([.O160]);grk_unicode; zw_grk)" office:value-type="float" office:value="0" calcext:value-type="float">
            <text:p>0</text:p>
          </table:table-cell>
          <table:table-cell table:style-name="ce9" table:formula="of:=LOOKUP(UNICODE([.P160]);grk_unicode; zw_grk)" office:value-type="float" office:value="70" calcext:value-type="float">
            <text:p>70</text:p>
          </table:table-cell>
          <table:table-cell table:style-name="ce9" table:formula="of:=LOOKUP(UNICODE([.Q160]);grk_unicode; zw_grk)" office:value-type="float" office:value="0" calcext:value-type="float">
            <text:p>0</text:p>
          </table:table-cell>
          <table:table-cell table:style-name="ce9" table:formula="of:=LOOKUP(UNICODE([.R160]);grk_unicode; zw_grk)" office:value-type="float" office:value="30" calcext:value-type="float">
            <text:p>30</text:p>
          </table:table-cell>
          <table:table-cell table:style-name="ce9" table:formula="of:=LOOKUP(UNICODE([.S160]);grk_unicode; zw_grk)" office:value-type="float" office:value="70" calcext:value-type="float">
            <text:p>70</text:p>
          </table:table-cell>
          <table:table-cell table:style-name="ce9" table:formula="of:=LOOKUP(UNICODE([.T160]);grk_unicode; zw_grk)" office:value-type="float" office:value="3" calcext:value-type="float">
            <text:p>3</text:p>
          </table:table-cell>
          <table:table-cell table:style-name="ce9" table:formula="of:=LOOKUP(UNICODE([.U160]);grk_unicode; zw_grk)" office:value-type="float" office:value="70" calcext:value-type="float">
            <text:p>70</text:p>
          </table:table-cell>
          <table:table-cell table:style-name="ce9" table:formula="of:=LOOKUP(UNICODE([.V160]);grk_unicode; zw_grk)" office:value-type="float" office:value="200" calcext:value-type="float">
            <text:p>200</text:p>
          </table:table-cell>
          <table:table-cell table:style-name="ce9" table:formula="of:=LOOKUP(UNICODE([.W160]);grk_unicode; zw_grk)" office:value-type="float" office:value="0" calcext:value-type="float">
            <text:p>0</text:p>
          </table:table-cell>
          <table:table-cell table:style-name="ce9" table:formula="of:=LOOKUP(UNICODE([.X160]);grk_unicode; zw_grk)" office:value-type="float" office:value="20" calcext:value-type="float">
            <text:p>20</text:p>
          </table:table-cell>
          <table:table-cell table:style-name="ce9" table:formula="of:=LOOKUP(UNICODE([.Y160]);grk_unicode; zw_grk)" office:value-type="float" office:value="1" calcext:value-type="float">
            <text:p>1</text:p>
          </table:table-cell>
          <table:table-cell table:style-name="ce9" table:formula="of:=LOOKUP(UNICODE([.Z160]);grk_unicode; zw_grk)" office:value-type="float" office:value="10" calcext:value-type="float">
            <text:p>10</text:p>
          </table:table-cell>
          <table:table-cell table:style-name="ce9" table:formula="of:=LOOKUP(UNICODE([.AA160]);grk_unicode; zw_grk)" office:value-type="float" office:value="0" calcext:value-type="float">
            <text:p>0</text:p>
          </table:table-cell>
          <table:table-cell table:style-name="ce9" table:formula="of:=LOOKUP(UNICODE([.AB160]);grk_unicode; zw_grk)" office:value-type="float" office:value="70" calcext:value-type="float">
            <text:p>70</text:p>
          </table:table-cell>
          <table:table-cell table:style-name="ce9" table:formula="of:=LOOKUP(UNICODE([.AC160]);grk_unicode; zw_grk)" office:value-type="float" office:value="0" calcext:value-type="float">
            <text:p>0</text:p>
          </table:table-cell>
          <table:table-cell table:style-name="ce9" table:formula="of:=LOOKUP(UNICODE([.AD160]);grk_unicode; zw_grk)" office:value-type="float" office:value="30" calcext:value-type="float">
            <text:p>30</text:p>
          </table:table-cell>
          <table:table-cell table:style-name="ce9" table:formula="of:=LOOKUP(UNICODE([.AE160]);grk_unicode; zw_grk)" office:value-type="float" office:value="70" calcext:value-type="float">
            <text:p>70</text:p>
          </table:table-cell>
          <table:table-cell table:style-name="ce9" table:formula="of:=LOOKUP(UNICODE([.AF160]);grk_unicode; zw_grk)" office:value-type="float" office:value="3" calcext:value-type="float">
            <text:p>3</text:p>
          </table:table-cell>
          <table:table-cell table:style-name="ce9" table:formula="of:=LOOKUP(UNICODE([.AG160]);grk_unicode; zw_grk)" office:value-type="float" office:value="70" calcext:value-type="float">
            <text:p>70</text:p>
          </table:table-cell>
          <table:table-cell table:style-name="ce9" table:formula="of:=LOOKUP(UNICODE([.AH160]);grk_unicode; zw_grk)" office:value-type="float" office:value="200" calcext:value-type="float">
            <text:p>200</text:p>
          </table:table-cell>
          <table:table-cell table:style-name="ce9" table:formula="of:=LOOKUP(UNICODE([.AI160]);grk_unicode; zw_grk)" office:value-type="float" office:value="0" calcext:value-type="float">
            <text:p>0</text:p>
          </table:table-cell>
          <table:table-cell table:style-name="ce9" table:formula="of:=LOOKUP(UNICODE([.AJ160]);grk_unicode; zw_grk)" office:value-type="float" office:value="8" calcext:value-type="float">
            <text:p>8</text:p>
          </table:table-cell>
          <table:table-cell table:style-name="ce9" table:formula="of:=LOOKUP(UNICODE([.AK160]);grk_unicode; zw_grk)" office:value-type="float" office:value="50" calcext:value-type="float">
            <text:p>50</text:p>
          </table:table-cell>
          <table:table-cell table:style-name="ce9" table:formula="of:=LOOKUP(UNICODE([.AL160]);grk_unicode; zw_grk)" office:value-type="float" office:value="0" calcext:value-type="float">
            <text:p>0</text:p>
          </table:table-cell>
          <table:table-cell table:style-name="ce9" table:formula="of:=LOOKUP(UNICODE([.AM160]);grk_unicode; zw_grk)" office:value-type="float" office:value="80" calcext:value-type="float">
            <text:p>80</text:p>
          </table:table-cell>
          <table:table-cell table:style-name="ce9" table:formula="of:=LOOKUP(UNICODE([.AN160]);grk_unicode; zw_grk)" office:value-type="float" office:value="100" calcext:value-type="float">
            <text:p>100</text:p>
          </table:table-cell>
          <table:table-cell table:style-name="ce9" table:formula="of:=LOOKUP(UNICODE([.AO160]);grk_unicode; zw_grk)" office:value-type="float" office:value="70" calcext:value-type="float">
            <text:p>70</text:p>
          </table:table-cell>
          <table:table-cell table:style-name="ce9" table:formula="of:=LOOKUP(UNICODE([.AP160]);grk_unicode; zw_grk)" office:value-type="float" office:value="200" calcext:value-type="float">
            <text:p>200</text:p>
          </table:table-cell>
          <table:table-cell table:style-name="ce9" table:formula="of:=LOOKUP(UNICODE([.AQ160]);grk_unicode; zw_grk)" office:value-type="float" office:value="0" calcext:value-type="float">
            <text:p>0</text:p>
          </table:table-cell>
          <table:table-cell table:style-name="ce9" table:formula="of:=LOOKUP(UNICODE([.AR160]);grk_unicode; zw_grk)" office:value-type="float" office:value="300" calcext:value-type="float">
            <text:p>300</text:p>
          </table:table-cell>
          <table:table-cell table:style-name="ce9" table:formula="of:=LOOKUP(UNICODE([.AS160]);grk_unicode; zw_grk)" office:value-type="float" office:value="70" calcext:value-type="float">
            <text:p>70</text:p>
          </table:table-cell>
          <table:table-cell table:style-name="ce9" table:formula="of:=LOOKUP(UNICODE([.AT160]);grk_unicode; zw_grk)" office:value-type="float" office:value="50" calcext:value-type="float">
            <text:p>50</text:p>
          </table:table-cell>
          <table:table-cell table:style-name="ce9" table:formula="of:=LOOKUP(UNICODE([.AU160]);grk_unicode; zw_grk)" office:value-type="float" office:value="0" calcext:value-type="float">
            <text:p>0</text:p>
          </table:table-cell>
          <table:table-cell table:style-name="ce9" table:formula="of:=LOOKUP(UNICODE([.AV160]);grk_unicode; zw_grk)" office:value-type="float" office:value="9" calcext:value-type="float">
            <text:p>9</text:p>
          </table:table-cell>
          <table:table-cell table:style-name="ce9" table:formula="of:=LOOKUP(UNICODE([.AW160]);grk_unicode; zw_grk)" office:value-type="float" office:value="5" calcext:value-type="float">
            <text:p>5</text:p>
          </table:table-cell>
          <table:table-cell table:style-name="ce9" table:formula="of:=LOOKUP(UNICODE([.AX160]);grk_unicode; zw_grk)" office:value-type="float" office:value="70" calcext:value-type="float">
            <text:p>70</text:p>
          </table:table-cell>
          <table:table-cell table:style-name="ce9" table:formula="of:=LOOKUP(UNICODE([.AY160]);grk_unicode; zw_grk)" office:value-type="float" office:value="50" calcext:value-type="float">
            <text:p>50</text:p>
          </table:table-cell>
          <table:table-cell table:style-name="ce9" table:formula="of:=LOOKUP(UNICODE([.AZ160]);grk_unicode; zw_grk)" office:value-type="float" office:value="0" calcext:value-type="float">
            <text:p>0</text:p>
          </table:table-cell>
          <table:table-cell table:style-name="ce9" table:formula="of:=LOOKUP(UNICODE([.BA160]);grk_unicode; zw_grk)" office:value-type="float" office:value="20" calcext:value-type="float">
            <text:p>20</text:p>
          </table:table-cell>
          <table:table-cell table:style-name="ce9" table:formula="of:=LOOKUP(UNICODE([.BB160]);grk_unicode; zw_grk)" office:value-type="float" office:value="1" calcext:value-type="float">
            <text:p>1</text:p>
          </table:table-cell>
          <table:table-cell table:style-name="ce9" table:formula="of:=LOOKUP(UNICODE([.BC160]);grk_unicode; zw_grk)" office:value-type="float" office:value="10" calcext:value-type="float">
            <text:p>10</text:p>
          </table:table-cell>
          <table:table-cell table:style-name="ce9" table:formula="of:=LOOKUP(UNICODE([.BD160]);grk_unicode; zw_grk)" office:value-type="float" office:value="0" calcext:value-type="float">
            <text:p>0</text:p>
          </table:table-cell>
          <table:table-cell table:style-name="ce9" table:formula="of:=LOOKUP(UNICODE([.BE160]);grk_unicode; zw_grk)" office:value-type="float" office:value="9" calcext:value-type="float">
            <text:p>9</text:p>
          </table:table-cell>
          <table:table-cell table:style-name="ce9" table:formula="of:=LOOKUP(UNICODE([.BF160]);grk_unicode; zw_grk)" office:value-type="float" office:value="5" calcext:value-type="float">
            <text:p>5</text:p>
          </table:table-cell>
          <table:table-cell table:style-name="ce9" table:formula="of:=LOOKUP(UNICODE([.BG160]);grk_unicode; zw_grk)" office:value-type="float" office:value="70" calcext:value-type="float">
            <text:p>70</text:p>
          </table:table-cell>
          <table:table-cell table:style-name="ce9" table:formula="of:=LOOKUP(UNICODE([.BH160]);grk_unicode; zw_grk)" office:value-type="float" office:value="200" calcext:value-type="float">
            <text:p>200</text:p>
          </table:table-cell>
          <table:table-cell table:style-name="ce9" table:formula="of:=LOOKUP(UNICODE([.BI160]);grk_unicode; zw_grk)" office:value-type="float" office:value="0" calcext:value-type="float">
            <text:p>0</text:p>
          </table:table-cell>
          <table:table-cell table:style-name="ce9" table:formula="of:=LOOKUP(UNICODE([.BJ160]);grk_unicode; zw_grk)" office:value-type="float" office:value="8" calcext:value-type="float">
            <text:p>8</text:p>
          </table:table-cell>
          <table:table-cell table:style-name="ce9" table:formula="of:=LOOKUP(UNICODE([.BK160]);grk_unicode; zw_grk)" office:value-type="float" office:value="50" calcext:value-type="float">
            <text:p>50</text:p>
          </table:table-cell>
          <table:table-cell table:style-name="ce9" table:formula="of:=LOOKUP(UNICODE([.BL160]);grk_unicode; zw_grk)" office:value-type="float" office:value="0" calcext:value-type="float">
            <text:p>0</text:p>
          </table:table-cell>
          <table:table-cell table:style-name="ce9" table:formula="of:=LOOKUP(UNICODE([.BM160]);grk_unicode; zw_grk)" office:value-type="float" office:value="70" calcext:value-type="float">
            <text:p>70</text:p>
          </table:table-cell>
          <table:table-cell table:style-name="ce9" table:formula="of:=LOOKUP(UNICODE([.BN160]);grk_unicode; zw_grk)" office:value-type="float" office:value="0" calcext:value-type="float">
            <text:p>0</text:p>
          </table:table-cell>
          <table:table-cell table:style-name="ce9" table:formula="of:=LOOKUP(UNICODE([.BO160]);grk_unicode; zw_grk)" office:value-type="float" office:value="30" calcext:value-type="float">
            <text:p>30</text:p>
          </table:table-cell>
          <table:table-cell table:style-name="ce9" table:formula="of:=LOOKUP(UNICODE([.BP160]);grk_unicode; zw_grk)" office:value-type="float" office:value="70" calcext:value-type="float">
            <text:p>70</text:p>
          </table:table-cell>
          <table:table-cell table:style-name="ce9" table:formula="of:=LOOKUP(UNICODE([.BQ160]);grk_unicode; zw_grk)" office:value-type="float" office:value="3" calcext:value-type="float">
            <text:p>3</text:p>
          </table:table-cell>
          <table:table-cell table:style-name="ce9" table:formula="of:=LOOKUP(UNICODE([.BR160]);grk_unicode; zw_grk)" office:value-type="float" office:value="70" calcext:value-type="float">
            <text:p>70</text:p>
          </table:table-cell>
          <table:table-cell table:style-name="ce9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9" table:formula="of:=LOOKUP(UNICODE([.E164]);grk_unicode; zw_grk)" office:value-type="float" office:value="30" calcext:value-type="float">
            <text:p>30</text:p>
          </table:table-cell>
          <table:table-cell table:style-name="ce9" table:formula="of:=LOOKUP(UNICODE([.F164]);grk_unicode; zw_grk)" office:value-type="float" office:value="70" calcext:value-type="float">
            <text:p>70</text:p>
          </table:table-cell>
          <table:table-cell table:style-name="ce9" table:formula="of:=LOOKUP(UNICODE([.G164]);grk_unicode; zw_grk)" office:value-type="float" office:value="3" calcext:value-type="float">
            <text:p>3</text:p>
          </table:table-cell>
          <table:table-cell table:style-name="ce9" table:formula="of:=LOOKUP(UNICODE([.H164]);grk_unicode; zw_grk)" office:value-type="float" office:value="70" calcext:value-type="float">
            <text:p>70</text:p>
          </table:table-cell>
          <table:table-cell table:style-name="ce9" table:formula="of:=LOOKUP(UNICODE([.I164]);grk_unicode; zw_grk)" office:value-type="float" office:value="200" calcext:value-type="float">
            <text:p>200</text:p>
          </table:table-cell>
          <table:table-cell table:style-name="ce9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9" table:formula="of:=LOOKUP(UNICODE([.E167]);grk_unicode; zw_grk)" office:value-type="float" office:value="20" calcext:value-type="float">
            <text:p>20</text:p>
          </table:table-cell>
          <table:table-cell table:style-name="ce9" table:formula="of:=LOOKUP(UNICODE([.F167]);grk_unicode; zw_grk)" office:value-type="float" office:value="1" calcext:value-type="float">
            <text:p>1</text:p>
          </table:table-cell>
          <table:table-cell table:style-name="ce9" table:formula="of:=LOOKUP(UNICODE([.G167]);grk_unicode; zw_grk)" office:value-type="float" office:value="10" calcext:value-type="float">
            <text:p>10</text:p>
          </table:table-cell>
          <table:table-cell table:style-name="ce9" table:formula="of:=LOOKUP(UNICODE([.H167]);grk_unicode; zw_grk)" office:value-type="float" office:value="0" calcext:value-type="float">
            <text:p>0</text:p>
          </table:table-cell>
          <table:table-cell table:style-name="ce9" table:formula="of:=LOOKUP(UNICODE([.I167]);grk_unicode; zw_grk)" office:value-type="float" office:value="9" calcext:value-type="float">
            <text:p>9</text:p>
          </table:table-cell>
          <table:table-cell table:style-name="ce9" table:formula="of:=LOOKUP(UNICODE([.J167]);grk_unicode; zw_grk)" office:value-type="float" office:value="5" calcext:value-type="float">
            <text:p>5</text:p>
          </table:table-cell>
          <table:table-cell table:style-name="ce9" table:formula="of:=LOOKUP(UNICODE([.K167]);grk_unicode; zw_grk)" office:value-type="float" office:value="70" calcext:value-type="float">
            <text:p>70</text:p>
          </table:table-cell>
          <table:table-cell table:style-name="ce9" table:formula="of:=LOOKUP(UNICODE([.L167]);grk_unicode; zw_grk)" office:value-type="float" office:value="200" calcext:value-type="float">
            <text:p>200</text:p>
          </table:table-cell>
          <table:table-cell table:style-name="ce9" table:formula="of:=LOOKUP(UNICODE([.M167]);grk_unicode; zw_grk)" office:value-type="float" office:value="0" calcext:value-type="float">
            <text:p>0</text:p>
          </table:table-cell>
          <table:table-cell table:style-name="ce9" table:formula="of:=LOOKUP(UNICODE([.N167]);grk_unicode; zw_grk)" office:value-type="float" office:value="8" calcext:value-type="float">
            <text:p>8</text:p>
          </table:table-cell>
          <table:table-cell table:style-name="ce9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9" table:formula="of:=LOOKUP([.E170];heb; zw)" office:value-type="float" office:value="40" calcext:value-type="float">
            <text:p>40</text:p>
          </table:table-cell>
          <table:table-cell table:style-name="ce9" table:formula="of:=LOOKUP([.F170];heb; zw)" office:value-type="float" office:value="200" calcext:value-type="float">
            <text:p>200</text:p>
          </table:table-cell>
          <table:table-cell table:style-name="ce9" table:formula="of:=LOOKUP([.G170];heb; zw)" office:value-type="float" office:value="2" calcext:value-type="float">
            <text:p>2</text:p>
          </table:table-cell>
          <table:table-cell table:style-name="ce9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9" table:formula="of:=LOOKUP([.E170];heb; zw_hebr_ord)" office:value-type="float" office:value="13" calcext:value-type="float">
            <text:p>13</text:p>
          </table:table-cell>
          <table:table-cell table:style-name="ce9" table:formula="of:=LOOKUP([.F170];heb; zw_hebr_ord)" office:value-type="float" office:value="20" calcext:value-type="float">
            <text:p>20</text:p>
          </table:table-cell>
          <table:table-cell table:style-name="ce9" table:formula="of:=LOOKUP([.G170];heb; zw_hebr_ord)" office:value-type="float" office:value="2" calcext:value-type="float">
            <text:p>2</text:p>
          </table:table-cell>
          <table:table-cell table:style-name="ce9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9" table:formula="of:=LOOKUP([.E175];heb; zw)" office:value-type="float" office:value="8" calcext:value-type="float">
            <text:p>8</text:p>
          </table:table-cell>
          <table:table-cell table:style-name="ce9" table:formula="of:=LOOKUP([.F175];heb; zw)" office:value-type="float" office:value="10" calcext:value-type="float">
            <text:p>10</text:p>
          </table:table-cell>
          <table:table-cell table:style-name="ce9" table:formula="of:=LOOKUP([.G175];heb; zw)" office:value-type="float" office:value="300" calcext:value-type="float">
            <text:p>300</text:p>
          </table:table-cell>
          <table:table-cell table:style-name="ce9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9" table:formula="of:=LOOKUP([.E178];heb; zw)" office:value-type="float" office:value="300" calcext:value-type="float">
            <text:p>300</text:p>
          </table:table-cell>
          <table:table-cell table:style-name="ce9" table:formula="of:=LOOKUP([.F178];heb; zw)" office:value-type="float" office:value="8" calcext:value-type="float">
            <text:p>8</text:p>
          </table:table-cell>
          <table:table-cell table:style-name="ce9" table:formula="of:=LOOKUP([.G178];heb; zw)" office:value-type="float" office:value="50" calcext:value-type="float">
            <text:p>50</text:p>
          </table:table-cell>
          <table:table-cell table:style-name="ce9"/>
          <table:table-cell table:number-columns-repeated="112"/>
        </table:table-row>
        <table:table-row table:style-name="ro1">
          <table:table-cell table:number-columns-repeated="4"/>
          <table:table-cell table:style-name="ce9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9" table:formula="of:=LOOKUP([.E183];heb; zw)" office:value-type="float" office:value="5" calcext:value-type="float">
            <text:p>5</text:p>
          </table:table-cell>
          <table:table-cell table:style-name="ce9" table:formula="of:=LOOKUP([.F183];heb; zw)" office:value-type="float" office:value="200" calcext:value-type="float">
            <text:p>200</text:p>
          </table:table-cell>
          <table:table-cell table:style-name="ce9" table:formula="of:=LOOKUP([.G183];heb; zw)" office:value-type="float" office:value="6" calcext:value-type="float">
            <text:p>6</text:p>
          </table:table-cell>
          <table:table-cell table:style-name="ce9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9" table:formula="of:=LOOKUP([.E183];heb; zw_hebr_ord)" office:value-type="float" office:value="5" calcext:value-type="float">
            <text:p>5</text:p>
          </table:table-cell>
          <table:table-cell table:style-name="ce9" table:formula="of:=LOOKUP([.F183];heb; zw_hebr_ord)" office:value-type="float" office:value="20" calcext:value-type="float">
            <text:p>20</text:p>
          </table:table-cell>
          <table:table-cell table:style-name="ce9" table:formula="of:=LOOKUP([.G183];heb; zw_hebr_ord)" office:value-type="float" office:value="6" calcext:value-type="float">
            <text:p>6</text:p>
          </table:table-cell>
          <table:table-cell table:style-name="ce9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9" table:formula="of:=LOOKUP([.E186];heb; zw)" office:value-type="float" office:value="40" calcext:value-type="float">
            <text:p>40</text:p>
          </table:table-cell>
          <table:table-cell table:style-name="ce9" table:formula="of:=LOOKUP([.F186];heb; zw)" office:value-type="float" office:value="10" calcext:value-type="float">
            <text:p>10</text:p>
          </table:table-cell>
          <table:table-cell table:style-name="ce9" table:formula="of:=LOOKUP([.G186];heb; zw)" office:value-type="float" office:value="1" calcext:value-type="float">
            <text:p>1</text:p>
          </table:table-cell>
          <table:table-cell table:style-name="ce9" table:formula="of:=LOOKUP([.H186];heb; zw)" office:value-type="float" office:value="10" calcext:value-type="float">
            <text:p>10</text:p>
          </table:table-cell>
          <table:table-cell table:style-name="ce9" table:formula="of:=LOOKUP([.I186];heb; zw)" office:value-type="float" office:value="2" calcext:value-type="float">
            <text:p>2</text:p>
          </table:table-cell>
          <table:table-cell table:style-name="ce9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9" table:formula="of:=LOOKUP([.E186];heb; zw_hebr_ord)" office:value-type="float" office:value="13" calcext:value-type="float">
            <text:p>13</text:p>
          </table:table-cell>
          <table:table-cell table:style-name="ce9" table:formula="of:=LOOKUP([.F186];heb; zw_hebr_ord)" office:value-type="float" office:value="10" calcext:value-type="float">
            <text:p>10</text:p>
          </table:table-cell>
          <table:table-cell table:style-name="ce9" table:formula="of:=LOOKUP([.G186];heb; zw_hebr_ord)" office:value-type="float" office:value="1" calcext:value-type="float">
            <text:p>1</text:p>
          </table:table-cell>
          <table:table-cell table:style-name="ce9" table:formula="of:=LOOKUP([.H186];heb; zw_hebr_ord)" office:value-type="float" office:value="10" calcext:value-type="float">
            <text:p>10</text:p>
          </table:table-cell>
          <table:table-cell table:style-name="ce9" table:formula="of:=LOOKUP([.I186];heb; zw_hebr_ord)" office:value-type="float" office:value="2" calcext:value-type="float">
            <text:p>2</text:p>
          </table:table-cell>
          <table:table-cell table:style-name="ce9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9" table:formula="of:=LOOKUP([.E189];heb; zw)" office:value-type="float" office:value="40" calcext:value-type="float">
            <text:p>40</text:p>
          </table:table-cell>
          <table:table-cell table:style-name="ce9" table:formula="of:=LOOKUP([.F189];heb; zw)" office:value-type="float" office:value="10" calcext:value-type="float">
            <text:p>10</text:p>
          </table:table-cell>
          <table:table-cell table:style-name="ce9" table:formula="of:=LOOKUP([.G189];heb; zw)" office:value-type="float" office:value="2" calcext:value-type="float">
            <text:p>2</text:p>
          </table:table-cell>
          <table:table-cell table:style-name="ce9" table:formula="of:=LOOKUP([.H189];heb; zw)" office:value-type="float" office:value="6" calcext:value-type="float">
            <text:p>6</text:p>
          </table:table-cell>
          <table:table-cell table:style-name="ce9" table:formula="of:=LOOKUP([.I189];heb; zw)" office:value-type="float" office:value="400" calcext:value-type="float">
            <text:p>400</text:p>
          </table:table-cell>
          <table:table-cell table:style-name="ce9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9" table:formula="of:=LOOKUP([.E189];heb; zw_hebr_ord)" office:value-type="float" office:value="13" calcext:value-type="float">
            <text:p>13</text:p>
          </table:table-cell>
          <table:table-cell table:style-name="ce9" table:formula="of:=LOOKUP([.F189];heb; zw_hebr_ord)" office:value-type="float" office:value="10" calcext:value-type="float">
            <text:p>10</text:p>
          </table:table-cell>
          <table:table-cell table:style-name="ce9" table:formula="of:=LOOKUP([.G189];heb; zw_hebr_ord)" office:value-type="float" office:value="2" calcext:value-type="float">
            <text:p>2</text:p>
          </table:table-cell>
          <table:table-cell table:style-name="ce9" table:formula="of:=LOOKUP([.H189];heb; zw_hebr_ord)" office:value-type="float" office:value="6" calcext:value-type="float">
            <text:p>6</text:p>
          </table:table-cell>
          <table:table-cell table:style-name="ce9" table:formula="of:=LOOKUP([.I189];heb; zw_hebr_ord)" office:value-type="float" office:value="22" calcext:value-type="float">
            <text:p>22</text:p>
          </table:table-cell>
          <table:table-cell table:style-name="ce9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9" table:formula="of:=LOOKUP([.E197];heb; zw)" office:value-type="float" office:value="200" calcext:value-type="float">
            <text:p>200</text:p>
          </table:table-cell>
          <table:table-cell table:style-name="ce9" table:formula="of:=LOOKUP([.F197];heb; zw)" office:value-type="float" office:value="80" calcext:value-type="float">
            <text:p>80</text:p>
          </table:table-cell>
          <table:table-cell table:style-name="ce9" table:formula="of:=LOOKUP([.G197];heb; zw)" office:value-type="float" office:value="60" calcext:value-type="float">
            <text:p>60</text:p>
          </table:table-cell>
          <table:table-cell table:style-name="ce9" table:formula="of:=LOOKUP([.H197];heb; zw)" office:value-type="float" office:value="40" calcext:value-type="float">
            <text:p>40</text:p>
          </table:table-cell>
          <table:table-cell table:style-name="ce9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9" table:formula="of:=LOOKUP([.E202];heb; zw)" office:value-type="float" office:value="5" calcext:value-type="float">
            <text:p>5</text:p>
          </table:table-cell>
          <table:table-cell table:style-name="ce9" table:formula="of:=LOOKUP([.F202];heb; zw)" office:value-type="float" office:value="40" calcext:value-type="float">
            <text:p>40</text:p>
          </table:table-cell>
          <table:table-cell table:style-name="ce9" table:formula="of:=LOOKUP([.G202];heb; zw)" office:value-type="float" office:value="20" calcext:value-type="float">
            <text:p>20</text:p>
          </table:table-cell>
          <table:table-cell table:style-name="ce9" table:formula="of:=LOOKUP([.H202];heb; zw)" office:value-type="float" office:value="8" calcext:value-type="float">
            <text:p>8</text:p>
          </table:table-cell>
          <table:table-cell table:style-name="ce9" table:formula="of:=LOOKUP([.I202];heb; zw)" office:value-type="float" office:value="0" calcext:value-type="float">
            <text:p>0</text:p>
          </table:table-cell>
          <table:table-cell table:style-name="ce9" table:formula="of:=LOOKUP([.J202];heb; zw)" office:value-type="float" office:value="400" calcext:value-type="float">
            <text:p>400</text:p>
          </table:table-cell>
          <table:table-cell table:style-name="ce9" table:formula="of:=LOOKUP([.K202];heb; zw)" office:value-type="float" office:value="10" calcext:value-type="float">
            <text:p>10</text:p>
          </table:table-cell>
          <table:table-cell table:style-name="ce9" table:formula="of:=LOOKUP([.L202];heb; zw)" office:value-type="float" office:value="300" calcext:value-type="float">
            <text:p>300</text:p>
          </table:table-cell>
          <table:table-cell table:style-name="ce9" table:formula="of:=LOOKUP([.M202];heb; zw)" office:value-type="float" office:value="1" calcext:value-type="float">
            <text:p>1</text:p>
          </table:table-cell>
          <table:table-cell table:style-name="ce9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9" table:formula="of:=LOOKUP([.E202];heb; zw_hebr_ord)" office:value-type="float" office:value="5" calcext:value-type="float">
            <text:p>5</text:p>
          </table:table-cell>
          <table:table-cell table:style-name="ce9" table:formula="of:=LOOKUP([.F202];heb; zw_hebr_ord)" office:value-type="float" office:value="13" calcext:value-type="float">
            <text:p>13</text:p>
          </table:table-cell>
          <table:table-cell table:style-name="ce9" table:formula="of:=LOOKUP([.G202];heb; zw_hebr_ord)" office:value-type="float" office:value="11" calcext:value-type="float">
            <text:p>11</text:p>
          </table:table-cell>
          <table:table-cell table:style-name="ce9" table:formula="of:=LOOKUP([.H202];heb; zw_hebr_ord)" office:value-type="float" office:value="8" calcext:value-type="float">
            <text:p>8</text:p>
          </table:table-cell>
          <table:table-cell table:style-name="ce9" table:formula="of:=LOOKUP([.I202];heb; zw_hebr_ord)" office:value-type="float" office:value="0" calcext:value-type="float">
            <text:p>0</text:p>
          </table:table-cell>
          <table:table-cell table:style-name="ce9" table:formula="of:=LOOKUP([.J202];heb; zw_hebr_ord)" office:value-type="float" office:value="22" calcext:value-type="float">
            <text:p>22</text:p>
          </table:table-cell>
          <table:table-cell table:style-name="ce9" table:formula="of:=LOOKUP([.K202];heb; zw_hebr_ord)" office:value-type="float" office:value="10" calcext:value-type="float">
            <text:p>10</text:p>
          </table:table-cell>
          <table:table-cell table:style-name="ce9" table:formula="of:=LOOKUP([.L202];heb; zw_hebr_ord)" office:value-type="float" office:value="21" calcext:value-type="float">
            <text:p>21</text:p>
          </table:table-cell>
          <table:table-cell table:style-name="ce9" table:formula="of:=LOOKUP([.M202];heb; zw_hebr_ord)" office:value-type="float" office:value="1" calcext:value-type="float">
            <text:p>1</text:p>
          </table:table-cell>
          <table:table-cell table:style-name="ce9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9" table:formula="of:=LOOKUP([.E208];heb; zw)" office:value-type="float" office:value="40" calcext:value-type="float">
            <text:p>40</text:p>
          </table:table-cell>
          <table:table-cell table:style-name="ce9" table:formula="of:=LOOKUP([.F208];heb; zw)" office:value-type="float" office:value="10" calcext:value-type="float">
            <text:p>10</text:p>
          </table:table-cell>
          <table:table-cell table:style-name="ce9" table:formula="of:=LOOKUP([.G208];heb; zw)" office:value-type="float" office:value="40" calcext:value-type="float">
            <text:p>40</text:p>
          </table:table-cell>
          <table:table-cell table:style-name="ce9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9" table:formula="of:=LOOKUP([.E208];heb; zw_hebr_ord)" office:value-type="float" office:value="13" calcext:value-type="float">
            <text:p>13</text:p>
          </table:table-cell>
          <table:table-cell table:style-name="ce9" table:formula="of:=LOOKUP([.F208];heb; zw_hebr_ord)" office:value-type="float" office:value="10" calcext:value-type="float">
            <text:p>10</text:p>
          </table:table-cell>
          <table:table-cell table:style-name="ce9" table:formula="of:=LOOKUP([.G208];heb; zw_hebr_ord)" office:value-type="float" office:value="13" calcext:value-type="float">
            <text:p>13</text:p>
          </table:table-cell>
          <table:table-cell table:style-name="ce9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9" table:formula="of:=LOOKUP([.E212];heb; zw)" office:value-type="float" office:value="8" calcext:value-type="float">
            <text:p>8</text:p>
          </table:table-cell>
          <table:table-cell table:style-name="ce9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9" table:formula="of:=LOOKUP([.E212];heb; zw_hebr_ord)" office:value-type="float" office:value="8" calcext:value-type="float">
            <text:p>8</text:p>
          </table:table-cell>
          <table:table-cell table:style-name="ce9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9" table:formula="of:=LOOKUP([.E215];heb; zw)" office:value-type="float" office:value="50" calcext:value-type="float">
            <text:p>50</text:p>
          </table:table-cell>
          <table:table-cell table:style-name="ce9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9" table:formula="of:=LOOKUP([.E215];heb; zw_hebr_ord)" office:value-type="float" office:value="14" calcext:value-type="float">
            <text:p>14</text:p>
          </table:table-cell>
          <table:table-cell table:style-name="ce9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9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9" table:formula="of:=LOOKUP([.H220];heb; zw)" office:value-type="float" office:value="5" calcext:value-type="float">
            <text:p>5</text:p>
          </table:table-cell>
          <table:table-cell table:style-name="ce9" table:formula="of:=LOOKUP([.I220];heb; zw)" office:value-type="float" office:value="6" calcext:value-type="float">
            <text:p>6</text:p>
          </table:table-cell>
          <table:table-cell table:style-name="ce9" table:formula="of:=LOOKUP([.J220];heb; zw)" office:value-type="float" office:value="5" calcext:value-type="float">
            <text:p>5</text:p>
          </table:table-cell>
          <table:table-cell table:style-name="ce9" table:formula="of:=LOOKUP([.K220];heb; zw)" office:value-type="float" office:value="10" calcext:value-type="float">
            <text:p>10</text:p>
          </table:table-cell>
          <table:table-cell table:style-name="ce9" table:formula="of:=LOOKUP([.L220];heb; zw)" office:value-type="float" office:value="0" calcext:value-type="float">
            <text:p>0</text:p>
          </table:table-cell>
          <table:table-cell table:style-name="ce9" table:formula="of:=LOOKUP([.M220];heb; zw)" office:value-type="float" office:value="10" calcext:value-type="float">
            <text:p>10</text:p>
          </table:table-cell>
          <table:table-cell table:style-name="ce9" table:formula="of:=LOOKUP([.N220];heb; zw)" office:value-type="float" office:value="50" calcext:value-type="float">
            <text:p>50</text:p>
          </table:table-cell>
          <table:table-cell table:style-name="ce9" table:formula="of:=LOOKUP([.O220];heb; zw)" office:value-type="float" office:value="10" calcext:value-type="float">
            <text:p>10</text:p>
          </table:table-cell>
          <table:table-cell table:style-name="ce9" table:formula="of:=LOOKUP([.P220];heb; zw)" office:value-type="float" office:value="70" calcext:value-type="float">
            <text:p>70</text:p>
          </table:table-cell>
          <table:table-cell table:style-name="ce9" table:formula="of:=LOOKUP([.Q220];heb; zw)" office:value-type="float" office:value="2" calcext:value-type="float">
            <text:p>2</text:p>
          </table:table-cell>
          <table:table-cell table:style-name="ce9" table:formula="of:=LOOKUP([.R220];heb; zw)" office:value-type="float" office:value="0" calcext:value-type="float">
            <text:p>0</text:p>
          </table:table-cell>
          <table:table-cell table:style-name="ce9" table:formula="of:=LOOKUP([.S220];heb; zw)" office:value-type="float" office:value="50" calcext:value-type="float">
            <text:p>50</text:p>
          </table:table-cell>
          <table:table-cell table:style-name="ce9" table:formula="of:=LOOKUP([.T220];heb; zw)" office:value-type="float" office:value="8" calcext:value-type="float">
            <text:p>8</text:p>
          </table:table-cell>
          <table:table-cell table:style-name="ce9" table:formula="of:=LOOKUP([.U220];heb; zw)" office:value-type="float" office:value="0" calcext:value-type="float">
            <text:p>0</text:p>
          </table:table-cell>
          <table:table-cell table:style-name="ce9" table:formula="of:=LOOKUP([.V220];heb; zw)" office:value-type="float" office:value="1" calcext:value-type="float">
            <text:p>1</text:p>
          </table:table-cell>
          <table:table-cell table:style-name="ce9" table:formula="of:=LOOKUP([.W220];heb; zw)" office:value-type="float" office:value="90" calcext:value-type="float">
            <text:p>90</text:p>
          </table:table-cell>
          <table:table-cell table:style-name="ce9" table:formula="of:=LOOKUP([.X220];heb; zw)" office:value-type="float" office:value="40" calcext:value-type="float">
            <text:p>40</text:p>
          </table:table-cell>
          <table:table-cell table:style-name="ce9" table:formula="of:=LOOKUP([.Y220];heb; zw)" office:value-type="float" office:value="0" calcext:value-type="float">
            <text:p>0</text:p>
          </table:table-cell>
          <table:table-cell table:style-name="ce9" table:formula="of:=LOOKUP([.Z220];heb; zw)" office:value-type="float" office:value="8" calcext:value-type="float">
            <text:p>8</text:p>
          </table:table-cell>
          <table:table-cell table:style-name="ce9" table:formula="of:=LOOKUP([.AA220];heb; zw)" office:value-type="float" office:value="50" calcext:value-type="float">
            <text:p>50</text:p>
          </table:table-cell>
          <table:table-cell table:style-name="ce9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9" table:formula="of:=LOOKUP([.E220];heb; zw_hebr_ord)" office:value-type="float" office:value="17" calcext:value-type="float">
            <text:p>17</text:p>
          </table:table-cell>
          <table:table-cell table:style-name="ce9" table:formula="of:=LOOKUP([.F220];heb; zw_hebr_ord)" office:value-type="float" office:value="0" calcext:value-type="float">
            <text:p>0</text:p>
          </table:table-cell>
          <table:table-cell table:style-name="ce9" table:formula="of:=LOOKUP([.G220];heb; zw_hebr_ord)" office:value-type="float" office:value="0" calcext:value-type="float">
            <text:p>0</text:p>
          </table:table-cell>
          <table:table-cell table:style-name="ce9" table:formula="of:=LOOKUP([.H220];heb; zw_hebr_ord)" office:value-type="float" office:value="5" calcext:value-type="float">
            <text:p>5</text:p>
          </table:table-cell>
          <table:table-cell table:style-name="ce9" table:formula="of:=LOOKUP([.I220];heb; zw_hebr_ord)" office:value-type="float" office:value="6" calcext:value-type="float">
            <text:p>6</text:p>
          </table:table-cell>
          <table:table-cell table:style-name="ce9" table:formula="of:=LOOKUP([.J220];heb; zw_hebr_ord)" office:value-type="float" office:value="5" calcext:value-type="float">
            <text:p>5</text:p>
          </table:table-cell>
          <table:table-cell table:style-name="ce9" table:formula="of:=LOOKUP([.K220];heb; zw_hebr_ord)" office:value-type="float" office:value="10" calcext:value-type="float">
            <text:p>10</text:p>
          </table:table-cell>
          <table:table-cell table:style-name="ce9" table:formula="of:=LOOKUP([.L220];heb; zw_hebr_ord)" office:value-type="float" office:value="0" calcext:value-type="float">
            <text:p>0</text:p>
          </table:table-cell>
          <table:table-cell table:style-name="ce9" table:formula="of:=LOOKUP([.M220];heb; zw_hebr_ord)" office:value-type="float" office:value="10" calcext:value-type="float">
            <text:p>10</text:p>
          </table:table-cell>
          <table:table-cell table:style-name="ce9" table:formula="of:=LOOKUP([.N220];heb; zw_hebr_ord)" office:value-type="float" office:value="14" calcext:value-type="float">
            <text:p>14</text:p>
          </table:table-cell>
          <table:table-cell table:style-name="ce9" table:formula="of:=LOOKUP([.O220];heb; zw_hebr_ord)" office:value-type="float" office:value="10" calcext:value-type="float">
            <text:p>10</text:p>
          </table:table-cell>
          <table:table-cell table:style-name="ce9" table:formula="of:=LOOKUP([.P220];heb; zw_hebr_ord)" office:value-type="float" office:value="16" calcext:value-type="float">
            <text:p>16</text:p>
          </table:table-cell>
          <table:table-cell table:style-name="ce9" table:formula="of:=LOOKUP([.Q220];heb; zw_hebr_ord)" office:value-type="float" office:value="2" calcext:value-type="float">
            <text:p>2</text:p>
          </table:table-cell>
          <table:table-cell table:style-name="ce9" table:formula="of:=LOOKUP([.R220];heb; zw_hebr_ord)" office:value-type="float" office:value="0" calcext:value-type="float">
            <text:p>0</text:p>
          </table:table-cell>
          <table:table-cell table:style-name="ce9" table:formula="of:=LOOKUP([.S220];heb; zw_hebr_ord)" office:value-type="float" office:value="14" calcext:value-type="float">
            <text:p>14</text:p>
          </table:table-cell>
          <table:table-cell table:style-name="ce9" table:formula="of:=LOOKUP([.T220];heb; zw_hebr_ord)" office:value-type="float" office:value="8" calcext:value-type="float">
            <text:p>8</text:p>
          </table:table-cell>
          <table:table-cell table:style-name="ce9" table:formula="of:=LOOKUP([.U220];heb; zw_hebr_ord)" office:value-type="float" office:value="0" calcext:value-type="float">
            <text:p>0</text:p>
          </table:table-cell>
          <table:table-cell table:style-name="ce9" table:formula="of:=LOOKUP([.V220];heb; zw_hebr_ord)" office:value-type="float" office:value="1" calcext:value-type="float">
            <text:p>1</text:p>
          </table:table-cell>
          <table:table-cell table:style-name="ce9" table:formula="of:=LOOKUP([.W220];heb; zw_hebr_ord)" office:value-type="float" office:value="18" calcext:value-type="float">
            <text:p>18</text:p>
          </table:table-cell>
          <table:table-cell table:style-name="ce9" table:formula="of:=LOOKUP([.X220];heb; zw_hebr_ord)" office:value-type="float" office:value="13" calcext:value-type="float">
            <text:p>13</text:p>
          </table:table-cell>
          <table:table-cell table:style-name="ce9" table:formula="of:=LOOKUP([.Y220];heb; zw_hebr_ord)" office:value-type="float" office:value="0" calcext:value-type="float">
            <text:p>0</text:p>
          </table:table-cell>
          <table:table-cell table:style-name="ce9" table:formula="of:=LOOKUP([.Z220];heb; zw_hebr_ord)" office:value-type="float" office:value="8" calcext:value-type="float">
            <text:p>8</text:p>
          </table:table-cell>
          <table:table-cell table:style-name="ce9" table:formula="of:=LOOKUP([.AA220];heb; zw_hebr_ord)" office:value-type="float" office:value="14" calcext:value-type="float">
            <text:p>14</text:p>
          </table:table-cell>
          <table:table-cell table:style-name="ce9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7:.N227])" office:value-type="float" office:value="182" calcext:value-type="float">
            <text:p>182</text:p>
          </table:table-cell>
          <table:table-cell table:style-name="ce9" table:formula="of:=LOOKUP([.E226];heb; zw)" office:value-type="float" office:value="2" calcext:value-type="float">
            <text:p>2</text:p>
          </table:table-cell>
          <table:table-cell table:style-name="ce9" table:formula="of:=LOOKUP([.F226];heb; zw)" office:value-type="float" office:value="100" calcext:value-type="float">
            <text:p>100</text:p>
          </table:table-cell>
          <table:table-cell table:style-name="ce9" table:formula="of:=LOOKUP([.G226];heb; zw)" office:value-type="float" office:value="70" calcext:value-type="float">
            <text:p>70</text:p>
          </table:table-cell>
          <table:table-cell table:style-name="ce9" table:formula="of:=LOOKUP([.H226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8:.N228])" office:value-type="float" office:value="47" calcext:value-type="float">
            <text:p>47</text:p>
          </table:table-cell>
          <table:table-cell table:style-name="ce9" table:formula="of:=LOOKUP([.E226];heb; zw_hebr_ord)" office:value-type="float" office:value="2" calcext:value-type="float">
            <text:p>2</text:p>
          </table:table-cell>
          <table:table-cell table:style-name="ce9" table:formula="of:=LOOKUP([.F226];heb; zw_hebr_ord)" office:value-type="float" office:value="19" calcext:value-type="float">
            <text:p>19</text:p>
          </table:table-cell>
          <table:table-cell table:style-name="ce9" table:formula="of:=LOOKUP([.G226];heb; zw_hebr_ord)" office:value-type="float" office:value="16" calcext:value-type="float">
            <text:p>16</text:p>
          </table:table-cell>
          <table:table-cell table:style-name="ce9" table:formula="of:=LOOKUP([.H226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1:.N231])" office:value-type="float" office:value="90" calcext:value-type="float">
            <text:p>90</text:p>
          </table:table-cell>
          <table:table-cell table:style-name="ce9" table:formula="of:=LOOKUP([.E230];heb; zw)" office:value-type="float" office:value="20" calcext:value-type="float">
            <text:p>20</text:p>
          </table:table-cell>
          <table:table-cell table:style-name="ce9" table:formula="of:=LOOKUP([.F230];heb; zw)" office:value-type="float" office:value="40" calcext:value-type="float">
            <text:p>40</text:p>
          </table:table-cell>
          <table:table-cell table:style-name="ce9" table:formula="of:=LOOKUP([.G230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2:.N232])" office:value-type="float" office:value="36" calcext:value-type="float">
            <text:p>36</text:p>
          </table:table-cell>
          <table:table-cell table:style-name="ce9" table:formula="of:=LOOKUP([.E230];heb; zw_hebr_ord)" office:value-type="float" office:value="11" calcext:value-type="float">
            <text:p>11</text:p>
          </table:table-cell>
          <table:table-cell table:style-name="ce9" table:formula="of:=LOOKUP([.F230];heb; zw_hebr_ord)" office:value-type="float" office:value="13" calcext:value-type="float">
            <text:p>13</text:p>
          </table:table-cell>
          <table:table-cell table:style-name="ce9" table:formula="of:=LOOKUP([.G230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5:.N235])" office:value-type="float" office:value="204" calcext:value-type="float">
            <text:p>204</text:p>
          </table:table-cell>
          <table:table-cell table:style-name="ce9" table:formula="of:=LOOKUP([.E234];heb; zw)" office:value-type="float" office:value="100" calcext:value-type="float">
            <text:p>100</text:p>
          </table:table-cell>
          <table:table-cell table:style-name="ce9" table:formula="of:=LOOKUP([.F234];heb; zw)" office:value-type="float" office:value="10" calcext:value-type="float">
            <text:p>10</text:p>
          </table:table-cell>
          <table:table-cell table:style-name="ce9" table:formula="of:=LOOKUP([.G234];heb; zw)" office:value-type="float" office:value="4" calcext:value-type="float">
            <text:p>4</text:p>
          </table:table-cell>
          <table:table-cell table:style-name="ce9" table:formula="of:=LOOKUP([.H234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36:.N236])" office:value-type="float" office:value="51" calcext:value-type="float">
            <text:p>51</text:p>
          </table:table-cell>
          <table:table-cell table:style-name="ce9" table:formula="of:=LOOKUP([.E234];heb; zw_hebr_ord)" office:value-type="float" office:value="19" calcext:value-type="float">
            <text:p>19</text:p>
          </table:table-cell>
          <table:table-cell table:style-name="ce9" table:formula="of:=LOOKUP([.F234];heb; zw_hebr_ord)" office:value-type="float" office:value="10" calcext:value-type="float">
            <text:p>10</text:p>
          </table:table-cell>
          <table:table-cell table:style-name="ce9" table:formula="of:=LOOKUP([.G234];heb; zw_hebr_ord)" office:value-type="float" office:value="4" calcext:value-type="float">
            <text:p>4</text:p>
          </table:table-cell>
          <table:table-cell table:style-name="ce9" table:formula="of:=LOOKUP([.H234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0:.N240])" office:value-type="float" office:value="586" calcext:value-type="float">
            <text:p>586</text:p>
          </table:table-cell>
          <table:table-cell table:style-name="ce9" table:formula="of:=LOOKUP([.E239];heb; zw)" office:value-type="float" office:value="40" calcext:value-type="float">
            <text:p>40</text:p>
          </table:table-cell>
          <table:table-cell table:style-name="ce9" table:formula="of:=LOOKUP([.F239];heb; zw)" office:value-type="float" office:value="30" calcext:value-type="float">
            <text:p>30</text:p>
          </table:table-cell>
          <table:table-cell table:style-name="ce9" table:formula="of:=LOOKUP([.G239];heb; zw)" office:value-type="float" office:value="300" calcext:value-type="float">
            <text:p>300</text:p>
          </table:table-cell>
          <table:table-cell table:style-name="ce9" table:formula="of:=LOOKUP([.H239];heb; zw)" office:value-type="float" office:value="6" calcext:value-type="float">
            <text:p>6</text:p>
          </table:table-cell>
          <table:table-cell table:style-name="ce9" table:formula="of:=LOOKUP([.I239];heb; zw)" office:value-type="float" office:value="200" calcext:value-type="float">
            <text:p>200</text:p>
          </table:table-cell>
          <table:table-cell table:style-name="ce9" table:formula="of:=LOOKUP([.J239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1:.N241])" office:value-type="float" office:value="82" calcext:value-type="float">
            <text:p>82</text:p>
          </table:table-cell>
          <table:table-cell table:style-name="ce9" table:formula="of:=LOOKUP([.E239];heb; zw_hebr_ord)" office:value-type="float" office:value="13" calcext:value-type="float">
            <text:p>13</text:p>
          </table:table-cell>
          <table:table-cell table:style-name="ce9" table:formula="of:=LOOKUP([.F239];heb; zw_hebr_ord)" office:value-type="float" office:value="12" calcext:value-type="float">
            <text:p>12</text:p>
          </table:table-cell>
          <table:table-cell table:style-name="ce9" table:formula="of:=LOOKUP([.G239];heb; zw_hebr_ord)" office:value-type="float" office:value="21" calcext:value-type="float">
            <text:p>21</text:p>
          </table:table-cell>
          <table:table-cell table:style-name="ce9" table:formula="of:=LOOKUP([.H239];heb; zw_hebr_ord)" office:value-type="float" office:value="6" calcext:value-type="float">
            <text:p>6</text:p>
          </table:table-cell>
          <table:table-cell table:style-name="ce9" table:formula="of:=LOOKUP([.I239];heb; zw_hebr_ord)" office:value-type="float" office:value="20" calcext:value-type="float">
            <text:p>20</text:p>
          </table:table-cell>
          <table:table-cell table:style-name="ce9" table:formula="of:=LOOKUP([.J239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46:.AA246])" office:value-type="float" office:value="891" calcext:value-type="float">
            <text:p>891</text:p>
          </table:table-cell>
          <table:table-cell table:style-name="ce9" table:formula="of:=LOOKUP([.E245];heb; zw)" office:value-type="float" office:value="5" calcext:value-type="float">
            <text:p>5</text:p>
          </table:table-cell>
          <table:table-cell table:style-name="ce9" table:formula="of:=LOOKUP([.F245];heb; zw)" office:value-type="float" office:value="10" calcext:value-type="float">
            <text:p>10</text:p>
          </table:table-cell>
          <table:table-cell table:style-name="ce9" table:formula="of:=LOOKUP([.G245];heb; zw)" office:value-type="float" office:value="200" calcext:value-type="float">
            <text:p>200</text:p>
          </table:table-cell>
          <table:table-cell table:style-name="ce9" table:formula="of:=LOOKUP([.H245];heb; zw)" office:value-type="float" office:value="7" calcext:value-type="float">
            <text:p>7</text:p>
          </table:table-cell>
          <table:table-cell table:style-name="ce9" table:formula="of:=LOOKUP([.I245];heb; zw)" office:value-type="float" office:value="70" calcext:value-type="float">
            <text:p>70</text:p>
          </table:table-cell>
          <table:table-cell table:style-name="ce9" table:formula="of:=LOOKUP([.J245];heb; zw)" office:value-type="float" office:value="0" calcext:value-type="float">
            <text:p>0</text:p>
          </table:table-cell>
          <table:table-cell table:style-name="ce9" table:formula="of:=LOOKUP([.K245];heb; zw)" office:value-type="float" office:value="30" calcext:value-type="float">
            <text:p>30</text:p>
          </table:table-cell>
          <table:table-cell table:style-name="ce9" table:formula="of:=LOOKUP([.L245];heb; zw)" office:value-type="float" office:value="1" calcext:value-type="float">
            <text:p>1</text:p>
          </table:table-cell>
          <table:table-cell table:style-name="ce9" table:formula="of:=LOOKUP([.M245];heb; zw)" office:value-type="float" office:value="300" calcext:value-type="float">
            <text:p>300</text:p>
          </table:table-cell>
          <table:table-cell table:style-name="ce9" table:formula="of:=LOOKUP([.N245];heb; zw)" office:value-type="float" office:value="10" calcext:value-type="float">
            <text:p>10</text:p>
          </table:table-cell>
          <table:table-cell table:style-name="ce9" table:formula="of:=LOOKUP([.O245];heb; zw)" office:value-type="float" office:value="40" calcext:value-type="float">
            <text:p>40</text:p>
          </table:table-cell>
          <table:table-cell table:style-name="ce9" table:formula="of:=LOOKUP([.P245];heb; zw)" office:value-type="float" office:value="0" calcext:value-type="float">
            <text:p>0</text:p>
          </table:table-cell>
          <table:table-cell table:style-name="ce9" table:formula="of:=LOOKUP([.Q245];heb; zw)" office:value-type="float" office:value="5" calcext:value-type="float">
            <text:p>5</text:p>
          </table:table-cell>
          <table:table-cell table:style-name="ce9" table:formula="of:=LOOKUP([.R245];heb; zw)" office:value-type="float" office:value="10" calcext:value-type="float">
            <text:p>10</text:p>
          </table:table-cell>
          <table:table-cell table:style-name="ce9" table:formula="of:=LOOKUP([.S245];heb; zw)" office:value-type="float" office:value="50" calcext:value-type="float">
            <text:p>50</text:p>
          </table:table-cell>
          <table:table-cell table:style-name="ce9" table:formula="of:=LOOKUP([.T245];heb; zw)" office:value-type="float" office:value="50" calcext:value-type="float">
            <text:p>50</text:p>
          </table:table-cell>
          <table:table-cell table:style-name="ce9" table:formula="of:=LOOKUP([.U245];heb; zw)" office:value-type="float" office:value="8" calcext:value-type="float">
            <text:p>8</text:p>
          </table:table-cell>
          <table:table-cell table:style-name="ce9" table:formula="of:=LOOKUP([.V245];heb; zw)" office:value-type="float" office:value="0" calcext:value-type="float">
            <text:p>0</text:p>
          </table:table-cell>
          <table:table-cell table:style-name="ce9" table:formula="of:=LOOKUP([.W245];heb; zw)" office:value-type="float" office:value="30" calcext:value-type="float">
            <text:p>30</text:p>
          </table:table-cell>
          <table:table-cell table:style-name="ce9" table:formula="of:=LOOKUP([.X245];heb; zw)" office:value-type="float" office:value="1" calcext:value-type="float">
            <text:p>1</text:p>
          </table:table-cell>
          <table:table-cell table:style-name="ce9" table:formula="of:=LOOKUP([.Y245];heb; zw)" office:value-type="float" office:value="10" calcext:value-type="float">
            <text:p>10</text:p>
          </table:table-cell>
          <table:table-cell table:style-name="ce9" table:formula="of:=LOOKUP([.Z245];heb; zw)" office:value-type="float" office:value="50" calcext:value-type="float">
            <text:p>50</text:p>
          </table:table-cell>
          <table:table-cell table:style-name="ce9" table:formula="of:=LOOKUP([.AA245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12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1:.M251])" office:value-type="float" office:value="888" calcext:value-type="float">
            <text:p>888</text:p>
          </table:table-cell>
          <table:table-cell table:style-name="ce9" table:formula="of:=LOOKUP([.E250];heb; zw)" office:value-type="float" office:value="400" calcext:value-type="float">
            <text:p>400</text:p>
          </table:table-cell>
          <table:table-cell table:style-name="ce9" table:formula="of:=LOOKUP([.F250];heb; zw)" office:value-type="float" office:value="80" calcext:value-type="float">
            <text:p>80</text:p>
          </table:table-cell>
          <table:table-cell table:style-name="ce9" table:formula="of:=LOOKUP([.G250];heb; zw)" office:value-type="float" office:value="10" calcext:value-type="float">
            <text:p>10</text:p>
          </table:table-cell>
          <table:table-cell/>
          <table:table-cell table:style-name="ce9" table:formula="of:=LOOKUP([.I250];heb; zw)" office:value-type="float" office:value="40" calcext:value-type="float">
            <text:p>40</text:p>
          </table:table-cell>
          <table:table-cell table:style-name="ce9" table:formula="of:=LOOKUP([.J250];heb; zw)" office:value-type="float" office:value="300" calcext:value-type="float">
            <text:p>300</text:p>
          </table:table-cell>
          <table:table-cell/>
          <table:table-cell table:style-name="ce9" table:formula="of:=LOOKUP([.L250];heb; zw)" office:value-type="float" office:value="8" calcext:value-type="float">
            <text:p>8</text:p>
          </table:table-cell>
          <table:table-cell table:style-name="ce9" table:formula="of:=LOOKUP([.M250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4:.F254])" office:value-type="float" office:value="48" calcext:value-type="float">
            <text:p>48</text:p>
          </table:table-cell>
          <table:table-cell table:style-name="ce9" table:formula="of:=LOOKUP([.E253];heb; zw)" office:value-type="float" office:value="40" calcext:value-type="float">
            <text:p>40</text:p>
          </table:table-cell>
          <table:table-cell table:style-name="ce9" table:formula="of:=LOOKUP([.F253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1:.D254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59:.M259])" office:value-type="float" office:value="259" calcext:value-type="float">
            <text:p>259</text:p>
          </table:table-cell>
          <table:table-cell table:style-name="ce9" table:formula="of:=LOOKUP([.E258];heb; zw)" office:value-type="float" office:value="50" calcext:value-type="float">
            <text:p>50</text:p>
          </table:table-cell>
          <table:table-cell table:style-name="ce9" table:formula="of:=LOOKUP([.F258];heb; zw)" office:value-type="float" office:value="2" calcext:value-type="float">
            <text:p>2</text:p>
          </table:table-cell>
          <table:table-cell table:style-name="ce9" table:formula="of:=LOOKUP([.G258];heb; zw)" office:value-type="float" office:value="6" calcext:value-type="float">
            <text:p>6</text:p>
          </table:table-cell>
          <table:table-cell table:style-name="ce9" table:formula="of:=LOOKUP([.H258];heb; zw)" office:value-type="float" office:value="1" calcext:value-type="float">
            <text:p>1</text:p>
          </table:table-cell>
          <table:table-cell table:style-name="ce9" table:formula="of:=LOOKUP([.I258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1:.M261])" office:value-type="float" office:value="466" calcext:value-type="float">
            <text:p>466</text:p>
          </table:table-cell>
          <table:table-cell table:style-name="ce9" table:formula="of:=LOOKUP([.E260];heb; zw)" office:value-type="float" office:value="50" calcext:value-type="float">
            <text:p>50</text:p>
          </table:table-cell>
          <table:table-cell table:style-name="ce9" table:formula="of:=LOOKUP([.F260];heb; zw)" office:value-type="float" office:value="6" calcext:value-type="float">
            <text:p>6</text:p>
          </table:table-cell>
          <table:table-cell table:style-name="ce9" table:formula="of:=LOOKUP([.G260];heb; zw)" office:value-type="float" office:value="70" calcext:value-type="float">
            <text:p>70</text:p>
          </table:table-cell>
          <table:table-cell table:style-name="ce9" table:formula="of:=LOOKUP([.H260];heb; zw)" office:value-type="float" office:value="40" calcext:value-type="float">
            <text:p>40</text:p>
          </table:table-cell>
          <table:table-cell table:style-name="ce9" table:formula="of:=LOOKUP([.I260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3:.M263])" office:value-type="float" office:value="46" calcext:value-type="float">
            <text:p>46</text:p>
          </table:table-cell>
          <table:table-cell table:style-name="ce9" table:formula="of:=LOOKUP([.E262];heb; zw)" office:value-type="float" office:value="10" calcext:value-type="float">
            <text:p>10</text:p>
          </table:table-cell>
          <table:table-cell table:style-name="ce9" table:formula="of:=LOOKUP([.F262];heb; zw)" office:value-type="float" office:value="6" calcext:value-type="float">
            <text:p>6</text:p>
          </table:table-cell>
          <table:table-cell table:style-name="ce9" table:formula="of:=LOOKUP([.G262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5:.M265])" office:value-type="float" office:value="30" calcext:value-type="float">
            <text:p>30</text:p>
          </table:table-cell>
          <table:table-cell table:style-name="ce9" table:formula="of:=LOOKUP([.E264];heb; zw)" office:value-type="float" office:value="5" calcext:value-type="float">
            <text:p>5</text:p>
          </table:table-cell>
          <table:table-cell table:style-name="ce9" table:formula="of:=LOOKUP([.F264];heb; zw)" office:value-type="float" office:value="4" calcext:value-type="float">
            <text:p>4</text:p>
          </table:table-cell>
          <table:table-cell table:style-name="ce9" table:formula="of:=LOOKUP([.G264];heb; zw)" office:value-type="float" office:value="6" calcext:value-type="float">
            <text:p>6</text:p>
          </table:table-cell>
          <table:table-cell table:style-name="ce9" table:formula="of:=LOOKUP([.H264];heb; zw)" office:value-type="float" office:value="5" calcext:value-type="float">
            <text:p>5</text:p>
          </table:table-cell>
          <table:table-cell table:style-name="ce9" table:formula="of:=LOOKUP([.I26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67:.M267])" office:value-type="float" office:value="54" calcext:value-type="float">
            <text:p>54</text:p>
          </table:table-cell>
          <table:table-cell table:style-name="ce9" table:formula="of:=LOOKUP([.E266];heb; zw)" office:value-type="float" office:value="50" calcext:value-type="float">
            <text:p>50</text:p>
          </table:table-cell>
          <table:table-cell table:style-name="ce9" table:formula="of:=LOOKUP([.F266];heb; zw)" office:value-type="float" office:value="4" calcext:value-type="float">
            <text:p>4</text:p>
          </table:table-cell>
          <table:table-cell table:style-name="ce9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9:.M269])" office:value-type="float" office:value="570" calcext:value-type="float">
            <text:p>570</text:p>
          </table:table-cell>
          <table:table-cell table:style-name="ce9" table:formula="of:=LOOKUP([.E268];heb; zw)" office:value-type="float" office:value="10" calcext:value-type="float">
            <text:p>10</text:p>
          </table:table-cell>
          <table:table-cell table:style-name="ce9" table:formula="of:=LOOKUP([.F268];heb; zw)" office:value-type="float" office:value="30" calcext:value-type="float">
            <text:p>30</text:p>
          </table:table-cell>
          <table:table-cell table:style-name="ce9" table:formula="of:=LOOKUP([.G268];heb; zw)" office:value-type="float" office:value="400" calcext:value-type="float">
            <text:p>400</text:p>
          </table:table-cell>
          <table:table-cell table:style-name="ce9" table:formula="of:=LOOKUP([.H268];heb; zw)" office:value-type="float" office:value="80" calcext:value-type="float">
            <text:p>80</text:p>
          </table:table-cell>
          <table:table-cell table:style-name="ce9" table:formula="of:=LOOKUP([.I268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1:.M271])" office:value-type="float" office:value="7" calcext:value-type="float">
            <text:p>7</text:p>
          </table:table-cell>
          <table:table-cell table:style-name="ce9" table:formula="of:=LOOKUP([.E270];heb; zw)" office:value-type="float" office:value="4" calcext:value-type="float">
            <text:p>4</text:p>
          </table:table-cell>
          <table:table-cell table:style-name="ce9" table:formula="of:=LOOKUP([.F270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3:.M273])" office:value-type="float" office:value="501" calcext:value-type="float">
            <text:p>501</text:p>
          </table:table-cell>
          <table:table-cell table:style-name="ce9" table:formula="of:=LOOKUP([.E272];heb; zw)" office:value-type="float" office:value="200" calcext:value-type="float">
            <text:p>200</text:p>
          </table:table-cell>
          <table:table-cell table:style-name="ce9" table:formula="of:=LOOKUP([.F272];heb; zw)" office:value-type="float" office:value="300" calcext:value-type="float">
            <text:p>300</text:p>
          </table:table-cell>
          <table:table-cell table:style-name="ce9" table:formula="of:=LOOKUP([.G272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5:.M275])" office:value-type="float" office:value="830" calcext:value-type="float">
            <text:p>830</text:p>
          </table:table-cell>
          <table:table-cell table:style-name="ce9" table:formula="of:=LOOKUP([.E274];heb; zw)" office:value-type="float" office:value="200" calcext:value-type="float">
            <text:p>200</text:p>
          </table:table-cell>
          <table:table-cell table:style-name="ce9" table:formula="of:=LOOKUP([.F274];heb; zw)" office:value-type="float" office:value="20" calcext:value-type="float">
            <text:p>20</text:p>
          </table:table-cell>
          <table:table-cell table:style-name="ce9" table:formula="of:=LOOKUP([.G274];heb; zw)" office:value-type="float" office:value="300" calcext:value-type="float">
            <text:p>300</text:p>
          </table:table-cell>
          <table:table-cell table:style-name="ce9" table:formula="of:=LOOKUP([.H274];heb; zw)" office:value-type="float" office:value="300" calcext:value-type="float">
            <text:p>300</text:p>
          </table:table-cell>
          <table:table-cell table:style-name="ce9" table:formula="of:=LOOKUP([.I274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77:.M277])" office:value-type="float" office:value="101" calcext:value-type="float">
            <text:p>101</text:p>
          </table:table-cell>
          <table:table-cell table:style-name="ce9" table:formula="of:=LOOKUP([.E276];heb; zw)" office:value-type="float" office:value="50" calcext:value-type="float">
            <text:p>50</text:p>
          </table:table-cell>
          <table:table-cell table:style-name="ce9" table:formula="of:=LOOKUP([.F276];heb; zw)" office:value-type="float" office:value="6" calcext:value-type="float">
            <text:p>6</text:p>
          </table:table-cell>
          <table:table-cell table:style-name="ce9" table:formula="of:=LOOKUP([.G276];heb; zw)" office:value-type="float" office:value="30" calcext:value-type="float">
            <text:p>30</text:p>
          </table:table-cell>
          <table:table-cell table:style-name="ce9" table:formula="of:=LOOKUP([.H276];heb; zw)" office:value-type="float" office:value="6" calcext:value-type="float">
            <text:p>6</text:p>
          </table:table-cell>
          <table:table-cell table:style-name="ce9" table:formula="of:=LOOKUP([.I276];heb; zw)" office:value-type="float" office:value="2" calcext:value-type="float">
            <text:p>2</text:p>
          </table:table-cell>
          <table:table-cell table:style-name="ce9" table:formula="of:=LOOKUP([.J276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79:.M279])" office:value-type="float" office:value="156" calcext:value-type="float">
            <text:p>156</text:p>
          </table:table-cell>
          <table:table-cell table:style-name="ce9" table:formula="of:=LOOKUP([.E278];heb; zw)" office:value-type="float" office:value="80" calcext:value-type="float">
            <text:p>80</text:p>
          </table:table-cell>
          <table:table-cell table:style-name="ce9" table:formula="of:=LOOKUP([.F278];heb; zw)" office:value-type="float" office:value="60" calcext:value-type="float">
            <text:p>60</text:p>
          </table:table-cell>
          <table:table-cell table:style-name="ce9" table:formula="of:=LOOKUP([.G278];heb; zw)" office:value-type="float" office:value="6" calcext:value-type="float">
            <text:p>6</text:p>
          </table:table-cell>
          <table:table-cell table:style-name="ce9" table:formula="of:=LOOKUP([.H278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1:.M281])" office:value-type="float" office:value="162" calcext:value-type="float">
            <text:p>162</text:p>
          </table:table-cell>
          <table:table-cell table:style-name="ce9" table:formula="of:=LOOKUP([.E280];heb; zw)" office:value-type="float" office:value="50" calcext:value-type="float">
            <text:p>50</text:p>
          </table:table-cell>
          <table:table-cell table:style-name="ce9" table:formula="of:=LOOKUP([.F280];heb; zw)" office:value-type="float" office:value="10" calcext:value-type="float">
            <text:p>10</text:p>
          </table:table-cell>
          <table:table-cell table:style-name="ce9" table:formula="of:=LOOKUP([.G280];heb; zw)" office:value-type="float" office:value="40" calcext:value-type="float">
            <text:p>40</text:p>
          </table:table-cell>
          <table:table-cell table:style-name="ce9" table:formula="of:=LOOKUP([.H280];heb; zw)" office:value-type="float" office:value="10" calcext:value-type="float">
            <text:p>10</text:p>
          </table:table-cell>
          <table:table-cell table:style-name="ce9" table:formula="of:=LOOKUP([.I280];heb; zw)" office:value-type="float" office:value="50" calcext:value-type="float">
            <text:p>50</text:p>
          </table:table-cell>
          <table:table-cell table:style-name="ce9" table:formula="of:=LOOKUP([.J280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59:.D281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86:.AH286])" office:value-type="float" office:value="1118" calcext:value-type="float">
            <text:p>1118</text:p>
          </table:table-cell>
          <table:table-cell table:style-name="ce9" table:formula="of:=LOOKUP([.E285];heb; zw)" office:value-type="float" office:value="4" calcext:value-type="float">
            <text:p>4</text:p>
          </table:table-cell>
          <table:table-cell table:style-name="ce9" table:formula="of:=LOOKUP([.F285];heb; zw)" office:value-type="float" office:value="8" calcext:value-type="float">
            <text:p>8</text:p>
          </table:table-cell>
          <table:table-cell table:style-name="ce9" table:formula="of:=LOOKUP([.G285];heb; zw)" office:value-type="float" office:value="1" calcext:value-type="float">
            <text:p>1</text:p>
          </table:table-cell>
          <table:table-cell table:style-name="ce9" table:formula="of:=LOOKUP([.H285];heb; zw)" office:value-type="float" office:value="0" calcext:value-type="float">
            <text:p>0</text:p>
          </table:table-cell>
          <table:table-cell table:style-name="ce9" table:formula="of:=LOOKUP([.I285];heb; zw)" office:value-type="float" office:value="5" calcext:value-type="float">
            <text:p>5</text:p>
          </table:table-cell>
          <table:table-cell table:style-name="ce9" table:formula="of:=LOOKUP([.J285];heb; zw)" office:value-type="float" office:value="6" calcext:value-type="float">
            <text:p>6</text:p>
          </table:table-cell>
          <table:table-cell table:style-name="ce9" table:formula="of:=LOOKUP([.K285];heb; zw)" office:value-type="float" office:value="5" calcext:value-type="float">
            <text:p>5</text:p>
          </table:table-cell>
          <table:table-cell table:style-name="ce9" table:formula="of:=LOOKUP([.L285];heb; zw)" office:value-type="float" office:value="10" calcext:value-type="float">
            <text:p>10</text:p>
          </table:table-cell>
          <table:table-cell table:style-name="ce9" table:formula="of:=LOOKUP([.M285];heb; zw)" office:value-type="float" office:value="0" calcext:value-type="float">
            <text:p>0</text:p>
          </table:table-cell>
          <table:table-cell table:style-name="ce9" table:formula="of:=LOOKUP([.N285];heb; zw)" office:value-type="float" office:value="6" calcext:value-type="float">
            <text:p>6</text:p>
          </table:table-cell>
          <table:table-cell table:style-name="ce9" table:formula="of:=LOOKUP([.O285];heb; zw)" office:value-type="float" office:value="50" calcext:value-type="float">
            <text:p>50</text:p>
          </table:table-cell>
          <table:table-cell table:style-name="ce9" table:formula="of:=LOOKUP([.P285];heb; zw)" office:value-type="float" office:value="10" calcext:value-type="float">
            <text:p>10</text:p>
          </table:table-cell>
          <table:table-cell table:style-name="ce9" table:formula="of:=LOOKUP([.Q285];heb; zw)" office:value-type="float" office:value="5" calcext:value-type="float">
            <text:p>5</text:p>
          </table:table-cell>
          <table:table-cell table:style-name="ce9" table:formula="of:=LOOKUP([.R285];heb; zw)" office:value-type="float" office:value="30" calcext:value-type="float">
            <text:p>30</text:p>
          </table:table-cell>
          <table:table-cell table:style-name="ce9" table:formula="of:=LOOKUP([.S285];heb; zw)" office:value-type="float" office:value="1" calcext:value-type="float">
            <text:p>1</text:p>
          </table:table-cell>
          <table:table-cell table:style-name="ce9" table:formula="of:=LOOKUP([.T285];heb; zw)" office:value-type="float" office:value="0" calcext:value-type="float">
            <text:p>0</text:p>
          </table:table-cell>
          <table:table-cell table:style-name="ce9" table:formula="of:=LOOKUP([.U285];heb; zw)" office:value-type="float" office:value="5" calcext:value-type="float">
            <text:p>5</text:p>
          </table:table-cell>
          <table:table-cell table:style-name="ce9" table:formula="of:=LOOKUP([.V285];heb; zw)" office:value-type="float" office:value="6" calcext:value-type="float">
            <text:p>6</text:p>
          </table:table-cell>
          <table:table-cell table:style-name="ce9" table:formula="of:=LOOKUP([.W285];heb; zw)" office:value-type="float" office:value="5" calcext:value-type="float">
            <text:p>5</text:p>
          </table:table-cell>
          <table:table-cell table:style-name="ce9" table:formula="of:=LOOKUP([.X285];heb; zw)" office:value-type="float" office:value="10" calcext:value-type="float">
            <text:p>10</text:p>
          </table:table-cell>
          <table:table-cell table:style-name="ce9" table:formula="of:=LOOKUP([.Y285];heb; zw)" office:value-type="float" office:value="0" calcext:value-type="float">
            <text:p>0</text:p>
          </table:table-cell>
          <table:table-cell table:style-name="ce9" table:formula="of:=LOOKUP([.Z285];heb; zw)" office:value-type="float" office:value="30" calcext:value-type="float">
            <text:p>30</text:p>
          </table:table-cell>
          <table:table-cell table:style-name="ce9" table:formula="of:=LOOKUP([.AA285];heb; zw)" office:value-type="float" office:value="1" calcext:value-type="float">
            <text:p>1</text:p>
          </table:table-cell>
          <table:table-cell table:style-name="ce9" table:formula="of:=LOOKUP([.AB285];heb; zw)" office:value-type="float" office:value="200" calcext:value-type="float">
            <text:p>200</text:p>
          </table:table-cell>
          <table:table-cell table:style-name="ce9" table:formula="of:=LOOKUP([.AC285];heb; zw)" office:value-type="float" office:value="300" calcext:value-type="float">
            <text:p>300</text:p>
          </table:table-cell>
          <table:table-cell table:style-name="ce9" table:formula="of:=LOOKUP([.AD285];heb; zw)" office:value-type="float" office:value="10" calcext:value-type="float">
            <text:p>10</text:p>
          </table:table-cell>
          <table:table-cell table:style-name="ce9" table:formula="of:=LOOKUP([.AE285];heb; zw)" office:value-type="float" office:value="0" calcext:value-type="float">
            <text:p>0</text:p>
          </table:table-cell>
          <table:table-cell table:style-name="ce9" table:formula="of:=LOOKUP([.AF285];heb; zw)" office:value-type="float" office:value="70" calcext:value-type="float">
            <text:p>70</text:p>
          </table:table-cell>
          <table:table-cell table:style-name="ce9" table:formula="of:=LOOKUP([.AG285];heb; zw)" office:value-type="float" office:value="40" calcext:value-type="float">
            <text:p>40</text:p>
          </table:table-cell>
          <table:table-cell table:style-name="ce9" table:formula="of:=LOOKUP([.AH285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ω</text:p>
          </table:table-cell>
          <table:table-cell table:number-columns-repeated="110"/>
        </table:table-row>
        <table:table-row table:style-name="ro4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0:.J290])" office:value-type="float" office:value="1332" calcext:value-type="float">
            <text:p>1332</text:p>
          </table:table-cell>
          <table:table-cell table:style-name="ce9" table:formula="of:=LOOKUP(UNICODE([.E289]);grk_unicode; zw_grk)" office:value-type="float" office:value="1" calcext:value-type="float">
            <text:p>1</text:p>
          </table:table-cell>
          <table:table-cell table:style-name="ce9" table:formula="of:=LOOKUP(UNICODE([.F289]);grk_unicode; zw_grk)" office:value-type="float" office:value="30" calcext:value-type="float">
            <text:p>30</text:p>
          </table:table-cell>
          <table:table-cell table:style-name="ce9" table:formula="of:=LOOKUP(UNICODE([.G289]);grk_unicode; zw_grk)" office:value-type="float" office:value="500" calcext:value-type="float">
            <text:p>500</text:p>
          </table:table-cell>
          <table:table-cell table:style-name="ce9" table:formula="of:=LOOKUP(UNICODE([.H289]);grk_unicode; zw_grk)" office:value-type="float" office:value="1" calcext:value-type="float">
            <text:p>1</text:p>
          </table:table-cell>
          <table:table-cell table:style-name="ce9"/>
          <table:table-cell table:style-name="ce9" table:formula="of:=LOOKUP(UNICODE([.J289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294:.AI294])" office:value-type="float" office:value="3073" calcext:value-type="float">
            <text:p>3073</text:p>
          </table:table-cell>
          <table:table-cell table:style-name="ce9" table:formula="of:=LOOKUP([.E293];heb; zw)" office:value-type="float" office:value="5" calcext:value-type="float">
            <text:p>5</text:p>
          </table:table-cell>
          <table:table-cell table:style-name="ce9" table:formula="of:=LOOKUP([.F293];heb; zw)" office:value-type="float" office:value="70" calcext:value-type="float">
            <text:p>70</text:p>
          </table:table-cell>
          <table:table-cell table:style-name="ce9" table:formula="of:=LOOKUP([.G293];heb; zw)" office:value-type="float" office:value="2" calcext:value-type="float">
            <text:p>2</text:p>
          </table:table-cell>
          <table:table-cell table:style-name="ce9" table:formula="of:=LOOKUP([.H293];heb; zw)" office:value-type="float" office:value="300" calcext:value-type="float">
            <text:p>300</text:p>
          </table:table-cell>
          <table:table-cell table:style-name="ce9" table:formula="of:=LOOKUP([.I293];heb; zw)" office:value-type="float" office:value="6" calcext:value-type="float">
            <text:p>6</text:p>
          </table:table-cell>
          <table:table-cell table:style-name="ce9" table:formula="of:=LOOKUP([.J293];heb; zw)" office:value-type="float" office:value="0" calcext:value-type="float">
            <text:p>0</text:p>
          </table:table-cell>
          <table:table-cell table:style-name="ce9" table:formula="of:=LOOKUP([.K293];heb; zw)" office:value-type="float" office:value="40" calcext:value-type="float">
            <text:p>40</text:p>
          </table:table-cell>
          <table:table-cell table:style-name="ce9" table:formula="of:=LOOKUP([.L293];heb; zw)" office:value-type="float" office:value="10" calcext:value-type="float">
            <text:p>10</text:p>
          </table:table-cell>
          <table:table-cell table:style-name="ce9" table:formula="of:=LOOKUP([.M293];heb; zw)" office:value-type="float" office:value="300" calcext:value-type="float">
            <text:p>300</text:p>
          </table:table-cell>
          <table:table-cell table:style-name="ce9" table:formula="of:=LOOKUP([.N293];heb; zw)" office:value-type="float" office:value="30" calcext:value-type="float">
            <text:p>30</text:p>
          </table:table-cell>
          <table:table-cell table:style-name="ce9" table:formula="of:=LOOKUP([.O293];heb; zw)" office:value-type="float" office:value="300" calcext:value-type="float">
            <text:p>300</text:p>
          </table:table-cell>
          <table:table-cell table:style-name="ce9" table:formula="of:=LOOKUP([.P293];heb; zw)" office:value-type="float" office:value="0" calcext:value-type="float">
            <text:p>0</text:p>
          </table:table-cell>
          <table:table-cell table:style-name="ce9" table:formula="of:=LOOKUP([.Q293];heb; zw)" office:value-type="float" office:value="400" calcext:value-type="float">
            <text:p>400</text:p>
          </table:table-cell>
          <table:table-cell table:style-name="ce9" table:formula="of:=LOOKUP([.R293];heb; zw)" office:value-type="float" office:value="6" calcext:value-type="float">
            <text:p>6</text:p>
          </table:table-cell>
          <table:table-cell table:style-name="ce9" table:formula="of:=LOOKUP([.S293];heb; zw)" office:value-type="float" office:value="1" calcext:value-type="float">
            <text:p>1</text:p>
          </table:table-cell>
          <table:table-cell table:style-name="ce9" table:formula="of:=LOOKUP([.T293];heb; zw)" office:value-type="float" office:value="40" calcext:value-type="float">
            <text:p>40</text:p>
          </table:table-cell>
          <table:table-cell table:style-name="ce9" table:formula="of:=LOOKUP([.U293];heb; zw)" office:value-type="float" office:value="0" calcext:value-type="float">
            <text:p>0</text:p>
          </table:table-cell>
          <table:table-cell table:style-name="ce9" table:formula="of:=LOOKUP([.V293];heb; zw)" office:value-type="float" office:value="300" calcext:value-type="float">
            <text:p>300</text:p>
          </table:table-cell>
          <table:table-cell table:style-name="ce9" table:formula="of:=LOOKUP([.W293];heb; zw)" office:value-type="float" office:value="30" calcext:value-type="float">
            <text:p>30</text:p>
          </table:table-cell>
          <table:table-cell table:style-name="ce9" table:formula="of:=LOOKUP([.X293];heb; zw)" office:value-type="float" office:value="300" calcext:value-type="float">
            <text:p>300</text:p>
          </table:table-cell>
          <table:table-cell table:style-name="ce9" table:formula="of:=LOOKUP([.Y293];heb; zw)" office:value-type="float" office:value="0" calcext:value-type="float">
            <text:p>0</text:p>
          </table:table-cell>
          <table:table-cell table:style-name="ce9" table:formula="of:=LOOKUP([.Z293];heb; zw)" office:value-type="float" office:value="40" calcext:value-type="float">
            <text:p>40</text:p>
          </table:table-cell>
          <table:table-cell table:style-name="ce9" table:formula="of:=LOOKUP([.AA293];heb; zw)" office:value-type="float" office:value="10" calcext:value-type="float">
            <text:p>10</text:p>
          </table:table-cell>
          <table:table-cell table:style-name="ce9" table:formula="of:=LOOKUP([.AB293];heb; zw)" office:value-type="float" office:value="80" calcext:value-type="float">
            <text:p>80</text:p>
          </table:table-cell>
          <table:table-cell table:style-name="ce9" table:formula="of:=LOOKUP([.AC293];heb; zw)" office:value-type="float" office:value="30" calcext:value-type="float">
            <text:p>30</text:p>
          </table:table-cell>
          <table:table-cell table:style-name="ce9" table:formula="of:=LOOKUP([.AD293];heb; zw)" office:value-type="float" office:value="1" calcext:value-type="float">
            <text:p>1</text:p>
          </table:table-cell>
          <table:table-cell table:style-name="ce9" table:formula="of:=LOOKUP([.AE293];heb; zw)" office:value-type="float" office:value="0" calcext:value-type="float">
            <text:p>0</text:p>
          </table:table-cell>
          <table:table-cell table:style-name="ce9" table:formula="of:=LOOKUP([.AF293];heb; zw)" office:value-type="float" office:value="400" calcext:value-type="float">
            <text:p>400</text:p>
          </table:table-cell>
          <table:table-cell table:style-name="ce9" table:formula="of:=LOOKUP([.AG293];heb; zw)" office:value-type="float" office:value="70" calcext:value-type="float">
            <text:p>70</text:p>
          </table:table-cell>
          <table:table-cell table:style-name="ce9" table:formula="of:=LOOKUP([.AH293];heb; zw)" office:value-type="float" office:value="2" calcext:value-type="float">
            <text:p>2</text:p>
          </table:table-cell>
          <table:table-cell table:style-name="ce9" table:formula="of:=LOOKUP([.AI293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ִ</text:p>
          </table:table-cell>
          <table:table-cell table:style-name="ce37" office:value-type="string" calcext:value-type="string">
            <text:p>תָֽ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מ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ֹ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וּ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רִ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ֵ</text:p>
          </table:table-cell>
          <table:table-cell table:style-name="ce37" office:value-type="string" calcext:value-type="string">
            <text:p>הֹֽ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אַ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ַ</text:p>
          </table:table-cell>
          <table:table-cell table:style-name="ce37" office:value-type="string" calcext:value-type="string">
            <text:p>לְּ</text:p>
          </table:table-cell>
          <table:table-cell table:style-name="ce37"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SUM([.E298:.CH298])" office:value-type="float" office:value="6337" calcext:value-type="float">
            <text:p>6337</text:p>
          </table:table-cell>
          <table:table-cell table:style-name="ce9" table:formula="of:=LOOKUP([.E297];heb; zw)" office:value-type="float" office:value="40" calcext:value-type="float">
            <text:p>40</text:p>
          </table:table-cell>
          <table:table-cell table:style-name="ce9" table:formula="of:=LOOKUP([.F297];heb; zw)" office:value-type="float" office:value="10" calcext:value-type="float">
            <text:p>10</text:p>
          </table:table-cell>
          <table:table-cell table:style-name="ce9" table:formula="of:=LOOKUP([.G297];heb; zw)" office:value-type="float" office:value="400" calcext:value-type="float">
            <text:p>400</text:p>
          </table:table-cell>
          <table:table-cell table:style-name="ce9" table:formula="of:=LOOKUP([.H297];heb; zw)" office:value-type="float" office:value="1" calcext:value-type="float">
            <text:p>1</text:p>
          </table:table-cell>
          <table:table-cell table:style-name="ce9" table:formula="of:=LOOKUP([.I297];heb; zw)" office:value-type="float" office:value="40" calcext:value-type="float">
            <text:p>40</text:p>
          </table:table-cell>
          <table:table-cell table:style-name="ce9" table:formula="of:=LOOKUP([.J297];heb; zw)" office:value-type="float" office:value="0" calcext:value-type="float">
            <text:p>0</text:p>
          </table:table-cell>
          <table:table-cell table:style-name="ce9" table:formula="of:=LOOKUP([.K297];heb; zw)" office:value-type="float" office:value="400" calcext:value-type="float">
            <text:p>400</text:p>
          </table:table-cell>
          <table:table-cell table:style-name="ce9" table:formula="of:=LOOKUP([.L297];heb; zw)" office:value-type="float" office:value="6" calcext:value-type="float">
            <text:p>6</text:p>
          </table:table-cell>
          <table:table-cell table:style-name="ce9" table:formula="of:=LOOKUP([.M297];heb; zw)" office:value-type="float" office:value="200" calcext:value-type="float">
            <text:p>200</text:p>
          </table:table-cell>
          <table:table-cell table:style-name="ce9" table:formula="of:=LOOKUP([.N297];heb; zw)" office:value-type="float" office:value="200" calcext:value-type="float">
            <text:p>200</text:p>
          </table:table-cell>
          <table:table-cell table:style-name="ce9" table:formula="of:=LOOKUP([.O297];heb; zw)" office:value-type="float" office:value="300" calcext:value-type="float">
            <text:p>300</text:p>
          </table:table-cell>
          <table:table-cell table:style-name="ce9" table:formula="of:=LOOKUP([.P297];heb; zw)" office:value-type="float" office:value="40" calcext:value-type="float">
            <text:p>40</text:p>
          </table:table-cell>
          <table:table-cell table:style-name="ce9" table:formula="of:=LOOKUP([.Q297];heb; zw)" office:value-type="float" office:value="6" calcext:value-type="float">
            <text:p>6</text:p>
          </table:table-cell>
          <table:table-cell table:style-name="ce9" table:formula="of:=LOOKUP([.R297];heb; zw)" office:value-type="float" office:value="0" calcext:value-type="float">
            <text:p>0</text:p>
          </table:table-cell>
          <table:table-cell table:style-name="ce9" table:formula="of:=LOOKUP([.S297];heb; zw)" office:value-type="float" office:value="40" calcext:value-type="float">
            <text:p>40</text:p>
          </table:table-cell>
          <table:table-cell table:style-name="ce9" table:formula="of:=LOOKUP([.T297];heb; zw)" office:value-type="float" office:value="10" calcext:value-type="float">
            <text:p>10</text:p>
          </table:table-cell>
          <table:table-cell table:style-name="ce9" table:formula="of:=LOOKUP([.U297];heb; zw)" office:value-type="float" office:value="200" calcext:value-type="float">
            <text:p>200</text:p>
          </table:table-cell>
          <table:table-cell table:style-name="ce9" table:formula="of:=LOOKUP([.V297];heb; zw)" office:value-type="float" office:value="200" calcext:value-type="float">
            <text:p>200</text:p>
          </table:table-cell>
          <table:table-cell table:style-name="ce9" table:formula="of:=LOOKUP([.W297];heb; zw)" office:value-type="float" office:value="300" calcext:value-type="float">
            <text:p>300</text:p>
          </table:table-cell>
          <table:table-cell table:style-name="ce9" table:formula="of:=LOOKUP([.X297];heb; zw)" office:value-type="float" office:value="40" calcext:value-type="float">
            <text:p>40</text:p>
          </table:table-cell>
          <table:table-cell table:style-name="ce9" table:formula="of:=LOOKUP([.Y297];heb; zw)" office:value-type="float" office:value="0" calcext:value-type="float">
            <text:p>0</text:p>
          </table:table-cell>
          <table:table-cell table:style-name="ce9" table:formula="of:=LOOKUP([.Z297];heb; zw)" office:value-type="float" office:value="40" calcext:value-type="float">
            <text:p>40</text:p>
          </table:table-cell>
          <table:table-cell table:style-name="ce9" table:formula="of:=LOOKUP([.AA297];heb; zw)" office:value-type="float" office:value="5" calcext:value-type="float">
            <text:p>5</text:p>
          </table:table-cell>
          <table:table-cell table:style-name="ce9" table:formula="of:=LOOKUP([.AB297];heb; zw)" office:value-type="float" office:value="30" calcext:value-type="float">
            <text:p>30</text:p>
          </table:table-cell>
          <table:table-cell table:style-name="ce9" table:formula="of:=LOOKUP([.AC297];heb; zw)" office:value-type="float" office:value="6" calcext:value-type="float">
            <text:p>6</text:p>
          </table:table-cell>
          <table:table-cell table:style-name="ce9" table:formula="of:=LOOKUP([.AD297];heb; zw)" office:value-type="float" office:value="0" calcext:value-type="float">
            <text:p>0</text:p>
          </table:table-cell>
          <table:table-cell table:style-name="ce9" table:formula="of:=LOOKUP([.AE297];heb; zw)" office:value-type="float" office:value="5" calcext:value-type="float">
            <text:p>5</text:p>
          </table:table-cell>
          <table:table-cell table:style-name="ce9" table:formula="of:=LOOKUP([.AF297];heb; zw)" office:value-type="float" office:value="70" calcext:value-type="float">
            <text:p>70</text:p>
          </table:table-cell>
          <table:table-cell table:style-name="ce9" table:formula="of:=LOOKUP([.AG297];heb; zw)" office:value-type="float" office:value="2" calcext:value-type="float">
            <text:p>2</text:p>
          </table:table-cell>
          <table:table-cell table:style-name="ce9" table:formula="of:=LOOKUP([.AH297];heb; zw)" office:value-type="float" office:value="300" calcext:value-type="float">
            <text:p>300</text:p>
          </table:table-cell>
          <table:table-cell table:style-name="ce9" table:formula="of:=LOOKUP([.AI297];heb; zw)" office:value-type="float" office:value="6" calcext:value-type="float">
            <text:p>6</text:p>
          </table:table-cell>
          <table:table-cell table:style-name="ce9" table:formula="of:=LOOKUP([.AJ297];heb; zw)" office:value-type="float" office:value="0" calcext:value-type="float">
            <text:p>0</text:p>
          </table:table-cell>
          <table:table-cell table:style-name="ce9" table:formula="of:=LOOKUP([.AK297];heb; zw)" office:value-type="float" office:value="40" calcext:value-type="float">
            <text:p>40</text:p>
          </table:table-cell>
          <table:table-cell table:style-name="ce9" table:formula="of:=LOOKUP([.AL297];heb; zw)" office:value-type="float" office:value="10" calcext:value-type="float">
            <text:p>10</text:p>
          </table:table-cell>
          <table:table-cell table:style-name="ce9" table:formula="of:=LOOKUP([.AM297];heb; zw)" office:value-type="float" office:value="300" calcext:value-type="float">
            <text:p>300</text:p>
          </table:table-cell>
          <table:table-cell table:style-name="ce9" table:formula="of:=LOOKUP([.AN297];heb; zw)" office:value-type="float" office:value="30" calcext:value-type="float">
            <text:p>30</text:p>
          </table:table-cell>
          <table:table-cell table:style-name="ce9" table:formula="of:=LOOKUP([.AO297];heb; zw)" office:value-type="float" office:value="300" calcext:value-type="float">
            <text:p>300</text:p>
          </table:table-cell>
          <table:table-cell table:style-name="ce9" table:formula="of:=LOOKUP([.AP297];heb; zw)" office:value-type="float" office:value="0" calcext:value-type="float">
            <text:p>0</text:p>
          </table:table-cell>
          <table:table-cell table:style-name="ce9" table:formula="of:=LOOKUP([.AQ297];heb; zw)" office:value-type="float" office:value="400" calcext:value-type="float">
            <text:p>400</text:p>
          </table:table-cell>
          <table:table-cell table:style-name="ce9" table:formula="of:=LOOKUP([.AR297];heb; zw)" office:value-type="float" office:value="6" calcext:value-type="float">
            <text:p>6</text:p>
          </table:table-cell>
          <table:table-cell table:style-name="ce9" table:formula="of:=LOOKUP([.AS297];heb; zw)" office:value-type="float" office:value="1" calcext:value-type="float">
            <text:p>1</text:p>
          </table:table-cell>
          <table:table-cell table:style-name="ce9" table:formula="of:=LOOKUP([.AT297];heb; zw)" office:value-type="float" office:value="40" calcext:value-type="float">
            <text:p>40</text:p>
          </table:table-cell>
          <table:table-cell table:style-name="ce9" table:formula="of:=LOOKUP([.AU297];heb; zw)" office:value-type="float" office:value="0" calcext:value-type="float">
            <text:p>0</text:p>
          </table:table-cell>
          <table:table-cell table:style-name="ce9" table:formula="of:=LOOKUP([.AV297];heb; zw)" office:value-type="float" office:value="300" calcext:value-type="float">
            <text:p>300</text:p>
          </table:table-cell>
          <table:table-cell table:style-name="ce9" table:formula="of:=LOOKUP([.AW297];heb; zw)" office:value-type="float" office:value="30" calcext:value-type="float">
            <text:p>30</text:p>
          </table:table-cell>
          <table:table-cell table:style-name="ce9" table:formula="of:=LOOKUP([.AX297];heb; zw)" office:value-type="float" office:value="300" calcext:value-type="float">
            <text:p>300</text:p>
          </table:table-cell>
          <table:table-cell table:style-name="ce9" table:formula="of:=LOOKUP([.AY297];heb; zw)" office:value-type="float" office:value="0" calcext:value-type="float">
            <text:p>0</text:p>
          </table:table-cell>
          <table:table-cell table:style-name="ce9" table:formula="of:=LOOKUP([.AZ297];heb; zw)" office:value-type="float" office:value="40" calcext:value-type="float">
            <text:p>40</text:p>
          </table:table-cell>
          <table:table-cell table:style-name="ce9" table:formula="of:=LOOKUP([.BA297];heb; zw)" office:value-type="float" office:value="10" calcext:value-type="float">
            <text:p>10</text:p>
          </table:table-cell>
          <table:table-cell table:style-name="ce9" table:formula="of:=LOOKUP([.BB297];heb; zw)" office:value-type="float" office:value="80" calcext:value-type="float">
            <text:p>80</text:p>
          </table:table-cell>
          <table:table-cell table:style-name="ce9" table:formula="of:=LOOKUP([.BC297];heb; zw)" office:value-type="float" office:value="30" calcext:value-type="float">
            <text:p>30</text:p>
          </table:table-cell>
          <table:table-cell table:style-name="ce9" table:formula="of:=LOOKUP([.BD297];heb; zw)" office:value-type="float" office:value="1" calcext:value-type="float">
            <text:p>1</text:p>
          </table:table-cell>
          <table:table-cell table:style-name="ce9" table:formula="of:=LOOKUP([.BE297];heb; zw)" office:value-type="float" office:value="0" calcext:value-type="float">
            <text:p>0</text:p>
          </table:table-cell>
          <table:table-cell table:style-name="ce9" table:formula="of:=LOOKUP([.BF297];heb; zw)" office:value-type="float" office:value="400" calcext:value-type="float">
            <text:p>400</text:p>
          </table:table-cell>
          <table:table-cell table:style-name="ce9" table:formula="of:=LOOKUP([.BG297];heb; zw)" office:value-type="float" office:value="70" calcext:value-type="float">
            <text:p>70</text:p>
          </table:table-cell>
          <table:table-cell table:style-name="ce9" table:formula="of:=LOOKUP([.BH297];heb; zw)" office:value-type="float" office:value="2" calcext:value-type="float">
            <text:p>2</text:p>
          </table:table-cell>
          <table:table-cell table:style-name="ce9" table:formula="of:=LOOKUP([.BI297];heb; zw)" office:value-type="float" office:value="300" calcext:value-type="float">
            <text:p>300</text:p>
          </table:table-cell>
          <table:table-cell table:style-name="ce9" table:formula="of:=LOOKUP([.BJ297];heb; zw)" office:value-type="float" office:value="0" calcext:value-type="float">
            <text:p>0</text:p>
          </table:table-cell>
          <table:table-cell table:style-name="ce9" table:formula="of:=LOOKUP([.BK297];heb; zw)" office:value-type="float" office:value="5" calcext:value-type="float">
            <text:p>5</text:p>
          </table:table-cell>
          <table:table-cell table:style-name="ce9" table:formula="of:=LOOKUP([.BL297];heb; zw)" office:value-type="float" office:value="30" calcext:value-type="float">
            <text:p>30</text:p>
          </table:table-cell>
          <table:table-cell table:style-name="ce9" table:formula="of:=LOOKUP([.BM297];heb; zw)" office:value-type="float" office:value="1" calcext:value-type="float">
            <text:p>1</text:p>
          </table:table-cell>
          <table:table-cell table:style-name="ce9" table:formula="of:=LOOKUP([.BN297];heb; zw)" office:value-type="float" office:value="0" calcext:value-type="float">
            <text:p>0</text:p>
          </table:table-cell>
          <table:table-cell table:style-name="ce9" table:formula="of:=LOOKUP([.BO297];heb; zw)" office:value-type="float" office:value="40" calcext:value-type="float">
            <text:p>40</text:p>
          </table:table-cell>
          <table:table-cell table:style-name="ce9" table:formula="of:=LOOKUP([.BP297];heb; zw)" office:value-type="float" office:value="5" calcext:value-type="float">
            <text:p>5</text:p>
          </table:table-cell>
          <table:table-cell table:style-name="ce9" table:formula="of:=LOOKUP([.BQ297];heb; zw)" office:value-type="float" office:value="10" calcext:value-type="float">
            <text:p>10</text:p>
          </table:table-cell>
          <table:table-cell table:style-name="ce9" table:formula="of:=LOOKUP([.BR297];heb; zw)" office:value-type="float" office:value="400" calcext:value-type="float">
            <text:p>400</text:p>
          </table:table-cell>
          <table:table-cell table:style-name="ce9" table:formula="of:=LOOKUP([.BS297];heb; zw)" office:value-type="float" office:value="5" calcext:value-type="float">
            <text:p>5</text:p>
          </table:table-cell>
          <table:table-cell table:style-name="ce9" table:formula="of:=LOOKUP([.BT297];heb; zw)" office:value-type="float" office:value="40" calcext:value-type="float">
            <text:p>40</text:p>
          </table:table-cell>
          <table:table-cell table:style-name="ce9" table:formula="of:=LOOKUP([.BU297];heb; zw)" office:value-type="float" office:value="1" calcext:value-type="float">
            <text:p>1</text:p>
          </table:table-cell>
          <table:table-cell table:style-name="ce9" table:formula="of:=LOOKUP([.BV297];heb; zw)" office:value-type="float" office:value="6" calcext:value-type="float">
            <text:p>6</text:p>
          </table:table-cell>
          <table:table-cell table:style-name="ce9" table:formula="of:=LOOKUP([.BW297];heb; zw)" office:value-type="float" office:value="0" calcext:value-type="float">
            <text:p>0</text:p>
          </table:table-cell>
          <table:table-cell table:style-name="ce9" table:formula="of:=LOOKUP([.BX297];heb; zw)" office:value-type="float" office:value="40" calcext:value-type="float">
            <text:p>40</text:p>
          </table:table-cell>
          <table:table-cell table:style-name="ce9" table:formula="of:=LOOKUP([.BY297];heb; zw)" office:value-type="float" office:value="5" calcext:value-type="float">
            <text:p>5</text:p>
          </table:table-cell>
          <table:table-cell table:style-name="ce9" table:formula="of:=LOOKUP([.BZ297];heb; zw)" office:value-type="float" office:value="10" calcext:value-type="float">
            <text:p>10</text:p>
          </table:table-cell>
          <table:table-cell table:style-name="ce9" table:formula="of:=LOOKUP([.CA297];heb; zw)" office:value-type="float" office:value="4" calcext:value-type="float">
            <text:p>4</text:p>
          </table:table-cell>
          <table:table-cell table:style-name="ce9" table:formula="of:=LOOKUP([.CB297];heb; zw)" office:value-type="float" office:value="2" calcext:value-type="float">
            <text:p>2</text:p>
          </table:table-cell>
          <table:table-cell table:style-name="ce9" table:formula="of:=LOOKUP([.CC297];heb; zw)" office:value-type="float" office:value="70" calcext:value-type="float">
            <text:p>70</text:p>
          </table:table-cell>
          <table:table-cell table:style-name="ce9" table:formula="of:=LOOKUP([.CD297];heb; zw)" office:value-type="float" office:value="0" calcext:value-type="float">
            <text:p>0</text:p>
          </table:table-cell>
          <table:table-cell table:style-name="ce9" table:formula="of:=LOOKUP([.CE297];heb; zw)" office:value-type="float" office:value="4" calcext:value-type="float">
            <text:p>4</text:p>
          </table:table-cell>
          <table:table-cell table:style-name="ce9" table:formula="of:=LOOKUP([.CF297];heb; zw)" office:value-type="float" office:value="2" calcext:value-type="float">
            <text:p>2</text:p>
          </table:table-cell>
          <table:table-cell table:style-name="ce9" table:formula="of:=LOOKUP([.CG297];heb; zw)" office:value-type="float" office:value="30" calcext:value-type="float">
            <text:p>30</text:p>
          </table:table-cell>
          <table:table-cell table:style-name="ce9" table:formula="of:=LOOKUP([.CH297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Welt / Kosmos</text:p>
          </table:table-cell>
          <table:table-cell table:number-columns-repeated="2"/>
          <table:table-cell table:style-name="ce44" office:value-type="string" calcext:value-type="string">
            <text:p>κ </text:p>
          </table:table-cell>
          <table:table-cell table:style-name="ce44" office:value-type="string" calcext:value-type="string">
            <text:p>ό </text:p>
          </table:table-cell>
          <table:table-cell table:style-name="ce46" office:value-type="string" calcext:value-type="string">
            <text:p>σ</text:p>
          </table:table-cell>
          <table:table-cell table:style-name="ce46" office:value-type="string" calcext:value-type="string">
            <text:p>μ</text:p>
          </table:table-cell>
          <table:table-cell table:style-name="ce46" office:value-type="string" calcext:value-type="string">
            <text:p>ο</text:p>
          </table:table-cell>
          <table:table-cell table:style-name="ce46"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02:.J302])" office:value-type="float" office:value="600" calcext:value-type="float">
            <text:p>600</text:p>
          </table:table-cell>
          <table:table-cell table:style-name="ce9" table:formula="of:=LOOKUP(UNICODE([.E301]);grk_unicode; zw_grk)" office:value-type="float" office:value="20" calcext:value-type="float">
            <text:p>20</text:p>
          </table:table-cell>
          <table:table-cell table:style-name="ce9" table:formula="of:=LOOKUP(UNICODE([.F301]);grk_unicode; zw_grk)" office:value-type="float" office:value="70" calcext:value-type="float">
            <text:p>70</text:p>
          </table:table-cell>
          <table:table-cell table:style-name="ce9" table:formula="of:=LOOKUP(UNICODE([.G301]);grk_unicode; zw_grk)" office:value-type="float" office:value="200" calcext:value-type="float">
            <text:p>200</text:p>
          </table:table-cell>
          <table:table-cell table:style-name="ce9" table:formula="of:=LOOKUP(UNICODE([.H301]);grk_unicode; zw_grk)" office:value-type="float" office:value="40" calcext:value-type="float">
            <text:p>40</text:p>
          </table:table-cell>
          <table:table-cell table:style-name="ce9" table:formula="of:=LOOKUP(UNICODE([.I301]);grk_unicode; zw_grk)" office:value-type="float" office:value="70" calcext:value-type="float">
            <text:p>70</text:p>
          </table:table-cell>
          <table:table-cell table:style-name="ce9" table:formula="of:=LOOKUP(UNICODE([.J301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Ich bin, der ich bin 2. Mo 3:14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֑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style-name="ce37"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שֶׁ֣</text:p>
          </table:table-cell>
          <table:table-cell table:style-name="ce37" office:value-type="string" calcext:value-type="string">
            <text:p>אֲ</text:p>
          </table:table-cell>
          <table:table-cell table:style-name="ce37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֖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306:.Q306])" office:value-type="float" office:value="543" calcext:value-type="float">
            <text:p>543</text:p>
          </table:table-cell>
          <table:table-cell table:style-name="ce9" table:formula="of:=LOOKUP([.E305];heb; zw)" office:value-type="float" office:value="5" calcext:value-type="float">
            <text:p>5</text:p>
          </table:table-cell>
          <table:table-cell table:style-name="ce9" table:formula="of:=LOOKUP([.F305];heb; zw)" office:value-type="float" office:value="10" calcext:value-type="float">
            <text:p>10</text:p>
          </table:table-cell>
          <table:table-cell table:style-name="ce9" table:formula="of:=LOOKUP([.G305];heb; zw)" office:value-type="float" office:value="5" calcext:value-type="float">
            <text:p>5</text:p>
          </table:table-cell>
          <table:table-cell table:style-name="ce9" table:formula="of:=LOOKUP([.H305];heb; zw)" office:value-type="float" office:value="1" calcext:value-type="float">
            <text:p>1</text:p>
          </table:table-cell>
          <table:table-cell table:style-name="ce9"/>
          <table:table-cell table:style-name="ce9" table:formula="of:=LOOKUP([.J305];heb; zw)" office:value-type="float" office:value="200" calcext:value-type="float">
            <text:p>200</text:p>
          </table:table-cell>
          <table:table-cell table:style-name="ce9" table:formula="of:=LOOKUP([.K305];heb; zw)" office:value-type="float" office:value="300" calcext:value-type="float">
            <text:p>300</text:p>
          </table:table-cell>
          <table:table-cell table:style-name="ce9" table:formula="of:=LOOKUP([.L305];heb; zw)" office:value-type="float" office:value="1" calcext:value-type="float">
            <text:p>1</text:p>
          </table:table-cell>
          <table:table-cell table:style-name="ce9"/>
          <table:table-cell table:style-name="ce9" table:formula="of:=LOOKUP([.N305];heb; zw)" office:value-type="float" office:value="5" calcext:value-type="float">
            <text:p>5</text:p>
          </table:table-cell>
          <table:table-cell table:style-name="ce9" table:formula="of:=LOOKUP([.O305];heb; zw)" office:value-type="float" office:value="10" calcext:value-type="float">
            <text:p>10</text:p>
          </table:table-cell>
          <table:table-cell table:style-name="ce9" table:formula="of:=LOOKUP([.P305];heb; zw)" office:value-type="float" office:value="5" calcext:value-type="float">
            <text:p>5</text:p>
          </table:table-cell>
          <table:table-cell table:style-name="ce9" table:formula="of:=LOOKUP([.Q305];heb; zw)"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4"/>
          <table:table-cell table:formula="of:=SUM([.E306:.H306])" office:value-type="float" office:value="21" calcext:value-type="float">
            <text:p>21</text:p>
          </table:table-cell>
          <table:table-cell table:number-columns-repeated="4"/>
          <table:table-cell table:formula="of:=SUM([.J306:.L306])" office:value-type="float" office:value="501" calcext:value-type="float">
            <text:p>501</text:p>
          </table:table-cell>
          <table:table-cell table:number-columns-repeated="3"/>
          <table:table-cell table:formula="of:=SUM([.N306:.Q306])" office:value-type="float" office:value="21" calcext:value-type="float">
            <text:p>21</text:p>
          </table:table-cell>
          <table:table-cell table:number-columns-repeated="106"/>
        </table:table-row>
        <table:table-row table:style-name="ro1" table:number-rows-repeated="2">
          <table:table-cell table:number-columns-repeated="120"/>
        </table:table-row>
        <table:table-row table:style-name="ro6">
          <table:table-cell/>
          <table:table-cell office:value-type="string" calcext:value-type="string">
            <text:p>Gott Abrahams, Gott Isaaks, Gott Jakobs (2. Mo 3:6)</text:p>
          </table:table-cell>
          <table:table-cell table:number-columns-repeated="2"/>
          <table:table-cell table:style-name="ce14" office:value-type="string" calcext:value-type="string">
            <text:p>ב </text:p>
          </table:table-cell>
          <table:table-cell table:style-name="ce14" office:value-type="string" calcext:value-type="string">
            <text:p>קֹ֑ </text:p>
          </table:table-cell>
          <table:table-cell table:style-name="ce14" office:value-type="string" calcext:value-type="string">
            <text:p>עֲ </text:p>
          </table:table-cell>
          <table:table-cell table:style-name="ce14" office:value-type="string" calcext:value-type="string">
            <text:p>י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֣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 </text:p>
          </table:table-cell>
          <table:table-cell table:style-name="ce42" office:value-type="string" calcext:value-type="string">
            <text:p>וֵ </text:p>
          </table:table-cell>
          <table:table-cell/>
          <table:table-cell table:style-name="ce14" office:value-type="string" calcext:value-type="string">
            <text:p>ק </text:p>
          </table:table-cell>
          <table:table-cell table:style-name="ce14" office:value-type="string" calcext:value-type="string">
            <text:p>חָ֖ </text:p>
          </table:table-cell>
          <table:table-cell table:style-name="ce14" office:value-type="string" calcext:value-type="string">
            <text:p>צְ </text:p>
          </table:table-cell>
          <table:table-cell table:style-name="ce14" office:value-type="string" calcext:value-type="string">
            <text:p>יִ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֥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ם </text:p>
          </table:table-cell>
          <table:table-cell table:style-name="ce14" office:value-type="string" calcext:value-type="string">
            <text:p>הָ֛ </text:p>
          </table:table-cell>
          <table:table-cell table:style-name="ce14" office:value-type="string" calcext:value-type="string">
            <text:p>רָ </text:p>
          </table:table-cell>
          <table:table-cell table:style-name="ce14" office:value-type="string" calcext:value-type="string">
            <text:p>בְ </text:p>
          </table:table-cell>
          <table:table-cell table:style-name="ce14" office:value-type="string" calcext:value-type="string">
            <text:p>אַ </text:p>
          </table:table-cell>
          <table:table-cell/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ֵ֧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11:.AI311])" office:value-type="float" office:value="776" calcext:value-type="float">
            <text:p>776</text:p>
          </table:table-cell>
          <table:table-cell table:style-name="ce9" table:formula="of:=LOOKUP([.E310];heb; zw)" office:value-type="float" office:value="2" calcext:value-type="float">
            <text:p>2</text:p>
          </table:table-cell>
          <table:table-cell table:style-name="ce9" table:formula="of:=LOOKUP([.F310];heb; zw)" office:value-type="float" office:value="100" calcext:value-type="float">
            <text:p>100</text:p>
          </table:table-cell>
          <table:table-cell table:style-name="ce9" table:formula="of:=LOOKUP([.G310];heb; zw)" office:value-type="float" office:value="70" calcext:value-type="float">
            <text:p>70</text:p>
          </table:table-cell>
          <table:table-cell table:style-name="ce9" table:formula="of:=LOOKUP([.H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J310];heb; zw)" office:value-type="float" office:value="10" calcext:value-type="float">
            <text:p>10</text:p>
          </table:table-cell>
          <table:table-cell table:style-name="ce9" table:formula="of:=LOOKUP([.K310];heb; zw)" office:value-type="float" office:value="5" calcext:value-type="float">
            <text:p>5</text:p>
          </table:table-cell>
          <table:table-cell table:style-name="ce9" table:formula="of:=LOOKUP([.L310];heb; zw)" office:value-type="float" office:value="30" calcext:value-type="float">
            <text:p>30</text:p>
          </table:table-cell>
          <table:table-cell table:style-name="ce9" table:formula="of:=LOOKUP([.M310];heb; zw)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9"/>
          <table:table-cell table:style-name="ce9" table:formula="of:=LOOKUP([.P310];heb; zw)" office:value-type="float" office:value="100" calcext:value-type="float">
            <text:p>100</text:p>
          </table:table-cell>
          <table:table-cell table:style-name="ce9" table:formula="of:=LOOKUP([.Q310];heb; zw)" office:value-type="float" office:value="8" calcext:value-type="float">
            <text:p>8</text:p>
          </table:table-cell>
          <table:table-cell table:style-name="ce9" table:formula="of:=LOOKUP([.R310];heb; zw)" office:value-type="float" office:value="90" calcext:value-type="float">
            <text:p>90</text:p>
          </table:table-cell>
          <table:table-cell table:style-name="ce9" table:formula="of:=LOOKUP([.S310];heb; zw)" office:value-type="float" office:value="10" calcext:value-type="float">
            <text:p>10</text:p>
          </table:table-cell>
          <table:table-cell table:style-name="ce9"/>
          <table:table-cell table:style-name="ce9" table:formula="of:=LOOKUP([.U310];heb; zw)" office:value-type="float" office:value="10" calcext:value-type="float">
            <text:p>10</text:p>
          </table:table-cell>
          <table:table-cell table:style-name="ce9" table:formula="of:=LOOKUP([.V310];heb; zw)" office:value-type="float" office:value="5" calcext:value-type="float">
            <text:p>5</text:p>
          </table:table-cell>
          <table:table-cell table:style-name="ce9" table:formula="of:=LOOKUP([.W310];heb; zw)" office:value-type="float" office:value="30" calcext:value-type="float">
            <text:p>30</text:p>
          </table:table-cell>
          <table:table-cell table:style-name="ce9" table:formula="of:=LOOKUP([.X310];heb; zw)" office:value-type="float" office:value="1" calcext:value-type="float">
            <text:p>1</text:p>
          </table:table-cell>
          <table:table-cell table:style-name="ce9"/>
          <table:table-cell table:style-name="ce9" table:formula="of:=LOOKUP([.Z310];heb; zw)" office:value-type="float" office:value="40" calcext:value-type="float">
            <text:p>40</text:p>
          </table:table-cell>
          <table:table-cell table:style-name="ce9" table:formula="of:=LOOKUP([.AA310];heb; zw)" office:value-type="float" office:value="5" calcext:value-type="float">
            <text:p>5</text:p>
          </table:table-cell>
          <table:table-cell table:style-name="ce9" table:formula="of:=LOOKUP([.AB310];heb; zw)" office:value-type="float" office:value="200" calcext:value-type="float">
            <text:p>200</text:p>
          </table:table-cell>
          <table:table-cell table:style-name="ce9" table:formula="of:=LOOKUP([.AC310];heb; zw)" office:value-type="float" office:value="2" calcext:value-type="float">
            <text:p>2</text:p>
          </table:table-cell>
          <table:table-cell table:style-name="ce9" table:formula="of:=LOOKUP([.AD310];heb; zw)" office:value-type="float" office:value="1" calcext:value-type="float">
            <text:p>1</text:p>
          </table:table-cell>
          <table:table-cell table:style-name="ce9"/>
          <table:table-cell table:style-name="ce9" table:formula="of:=LOOKUP([.AF310];heb; zw)" office:value-type="float" office:value="10" calcext:value-type="float">
            <text:p>10</text:p>
          </table:table-cell>
          <table:table-cell table:style-name="ce9" table:formula="of:=LOOKUP([.AG310];heb; zw)" office:value-type="float" office:value="5" calcext:value-type="float">
            <text:p>5</text:p>
          </table:table-cell>
          <table:table-cell table:style-name="ce9" table:formula="of:=LOOKUP([.AH310];heb; zw)" office:value-type="float" office:value="30" calcext:value-type="float">
            <text:p>30</text:p>
          </table:table-cell>
          <table:table-cell table:style-name="ce9" table:formula="of:=LOOKUP([.AI310];heb; zw)"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311:.H311])" office:value-type="float" office:value="182" calcext:value-type="float">
            <text:p>182</text:p>
          </table:table-cell>
          <table:table-cell table:number-columns-repeated="4"/>
          <table:table-cell table:formula="of:=SUM([.J311:.N311])" office:value-type="float" office:value="46" calcext:value-type="float">
            <text:p>46</text:p>
          </table:table-cell>
          <table:table-cell table:number-columns-repeated="5"/>
          <table:table-cell table:formula="of:=SUM([.P311:.S311])" office:value-type="float" office:value="208" calcext:value-type="float">
            <text:p>208</text:p>
          </table:table-cell>
          <table:table-cell table:number-columns-repeated="4"/>
          <table:table-cell table:formula="of:=SUM([.U311:.X311])" office:value-type="float" office:value="46" calcext:value-type="float">
            <text:p>46</text:p>
          </table:table-cell>
          <table:table-cell table:number-columns-repeated="4"/>
          <table:table-cell table:formula="of:=SUM([.Z311:.AD311])" office:value-type="float" office:value="248" calcext:value-type="float">
            <text:p>248</text:p>
          </table:table-cell>
          <table:table-cell table:number-columns-repeated="5"/>
          <table:table-cell table:formula="of:=SUM([.AF311:.AI311])" office:value-type="float" office:value="46" calcext:value-type="float">
            <text:p>4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6">
          <table:table-cell/>
          <table:table-cell office:value-type="string" calcext:value-type="string">
            <text:p>Gott der Herr</text:p>
          </table:table-cell>
          <table:table-cell table:number-columns-repeated="2"/>
          <table:table-cell table:style-name="ce14" office:value-type="string" calcext:value-type="string">
            <text:p>ם֙ </text:p>
          </table:table-cell>
          <table:table-cell table:style-name="ce14" office:value-type="string" calcext:value-type="string">
            <text:p>י </text:p>
          </table:table-cell>
          <table:table-cell table:style-name="ce14" office:value-type="string" calcext:value-type="string">
            <text:p>הִ </text:p>
          </table:table-cell>
          <table:table-cell table:style-name="ce14" office:value-type="string" calcext:value-type="string">
            <text:p>לֹ </text:p>
          </table:table-cell>
          <table:table-cell table:style-name="ce14" office:value-type="string" calcext:value-type="string">
            <text:p>אֱ </text:p>
          </table:table-cell>
          <table:table-cell/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וָ֤ </text:p>
          </table:table-cell>
          <table:table-cell table:style-name="ce14" office:value-type="string" calcext:value-type="string">
            <text:p>ה </text:p>
          </table:table-cell>
          <table:table-cell table:style-name="ce14" office:value-type="string" calcext:value-type="string">
            <text:p>יְ 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formula="of:=SUM([.E315:.N315])" office:value-type="float" office:value="112" calcext:value-type="float">
            <text:p>112</text:p>
          </table:table-cell>
          <table:table-cell table:style-name="ce9" table:formula="of:=LOOKUP([.E314];heb; zw)" office:value-type="float" office:value="40" calcext:value-type="float">
            <text:p>40</text:p>
          </table:table-cell>
          <table:table-cell table:style-name="ce9" table:formula="of:=LOOKUP([.F314];heb; zw)" office:value-type="float" office:value="10" calcext:value-type="float">
            <text:p>10</text:p>
          </table:table-cell>
          <table:table-cell table:style-name="ce9" table:formula="of:=LOOKUP([.G314];heb; zw)" office:value-type="float" office:value="5" calcext:value-type="float">
            <text:p>5</text:p>
          </table:table-cell>
          <table:table-cell table:style-name="ce9" table:formula="of:=LOOKUP([.H314];heb; zw)" office:value-type="float" office:value="30" calcext:value-type="float">
            <text:p>30</text:p>
          </table:table-cell>
          <table:table-cell table:style-name="ce9" table:formula="of:=LOOKUP([.I314];heb; zw)" office:value-type="float" office:value="1" calcext:value-type="float">
            <text:p>1</text:p>
          </table:table-cell>
          <table:table-cell/>
          <table:table-cell table:style-name="ce9" table:formula="of:=LOOKUP([.K314];heb; zw)" office:value-type="float" office:value="5" calcext:value-type="float">
            <text:p>5</text:p>
          </table:table-cell>
          <table:table-cell table:style-name="ce9" table:formula="of:=LOOKUP([.L314];heb; zw)" office:value-type="float" office:value="6" calcext:value-type="float">
            <text:p>6</text:p>
          </table:table-cell>
          <table:table-cell table:style-name="ce9" table:formula="of:=LOOKUP([.M314];heb; zw)" office:value-type="float" office:value="5" calcext:value-type="float">
            <text:p>5</text:p>
          </table:table-cell>
          <table:table-cell table:style-name="ce9" table:formula="of:=LOOKUP([.N314];heb; zw)"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style-name="ce3" table:formula="of:=SUM([.D311:.D315])" office:value-type="float" office:value="888" calcext:value-type="float">
            <text:p>888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Kamel</text:p>
          </table:table-cell>
          <table:table-cell table:number-columns-repeated="2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 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320:.K320])" office:value-type="float" office:value="369" calcext:value-type="float">
            <text:p>369</text:p>
          </table:table-cell>
          <table:table-cell table:style-name="ce9" table:formula="of:=LOOKUP(UNICODE([.E319]);grk_unicode; zw_grk)" office:value-type="float" office:value="20" calcext:value-type="float">
            <text:p>20</text:p>
          </table:table-cell>
          <table:table-cell table:style-name="ce9" table:formula="of:=LOOKUP(UNICODE([.F319]);grk_unicode; zw_grk)" office:value-type="float" office:value="1" calcext:value-type="float">
            <text:p>1</text:p>
          </table:table-cell>
          <table:table-cell table:style-name="ce9" table:formula="of:=LOOKUP(UNICODE([.G319]);grk_unicode; zw_grk)" office:value-type="float" office:value="40" calcext:value-type="float">
            <text:p>40</text:p>
          </table:table-cell>
          <table:table-cell table:style-name="ce9" table:formula="of:=LOOKUP(UNICODE([.H319]);grk_unicode; zw_grk)" office:value-type="float" office:value="8" calcext:value-type="float">
            <text:p>8</text:p>
          </table:table-cell>
          <table:table-cell table:style-name="ce9" table:formula="of:=LOOKUP(UNICODE([.I319]);grk_unicode; zw_grk)" office:value-type="float" office:value="30" calcext:value-type="float">
            <text:p>30</text:p>
          </table:table-cell>
          <table:table-cell table:style-name="ce9" table:formula="of:=LOOKUP(UNICODE([.J319]);grk_unicode; zw_grk)" office:value-type="float" office:value="70" calcext:value-type="float">
            <text:p>70</text:p>
          </table:table-cell>
          <table:table-cell table:style-name="ce9" table:formula="of:=LOOKUP(UNICODE([.K31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(Dekliniert wie in Mk 10:25)</text:p>
          </table:table-cell>
          <table:table-cell table:number-columns-repeated="107"/>
        </table:table-row>
        <table:table-row table:style-name="ro1">
          <table:table-cell table:number-columns-repeated="2"/>
          <table:table-cell office:value-type="string" calcext:value-type="string">
            <text:p>219=3*73</text:p>
          </table:table-cell>
          <table:table-cell table:formula="of:=SUM([.E323:.K323])" office:value-type="float" office:value="219" calcext:value-type="float">
            <text:p>219</text:p>
          </table:table-cell>
          <table:table-cell table:style-name="ce9" table:formula="of:=LOOKUP(UNICODE([.E322]);grk_unicode; zw_grk)" office:value-type="float" office:value="20" calcext:value-type="float">
            <text:p>20</text:p>
          </table:table-cell>
          <table:table-cell table:style-name="ce9" table:formula="of:=LOOKUP(UNICODE([.F322]);grk_unicode; zw_grk)" office:value-type="float" office:value="1" calcext:value-type="float">
            <text:p>1</text:p>
          </table:table-cell>
          <table:table-cell table:style-name="ce9" table:formula="of:=LOOKUP(UNICODE([.G322]);grk_unicode; zw_grk)" office:value-type="float" office:value="40" calcext:value-type="float">
            <text:p>40</text:p>
          </table:table-cell>
          <table:table-cell table:style-name="ce9" table:formula="of:=LOOKUP(UNICODE([.H322]);grk_unicode; zw_grk)" office:value-type="float" office:value="8" calcext:value-type="float">
            <text:p>8</text:p>
          </table:table-cell>
          <table:table-cell table:style-name="ce9" table:formula="of:=LOOKUP(UNICODE([.I322]);grk_unicode; zw_grk)" office:value-type="float" office:value="30" calcext:value-type="float">
            <text:p>30</text:p>
          </table:table-cell>
          <table:table-cell table:style-name="ce9" table:formula="of:=LOOKUP(UNICODE([.J322]);grk_unicode; zw_grk)" office:value-type="float" office:value="70" calcext:value-type="float">
            <text:p>70</text:p>
          </table:table-cell>
          <table:table-cell table:style-name="ce9" table:formula="of:=LOOKUP(UNICODE([.K322]);grk_unicode; zw_grk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גִּ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26:.G326])" office:value-type="float" office:value="73" calcext:value-type="float">
            <text:p>73</text:p>
          </table:table-cell>
          <table:table-cell table:style-name="ce9" table:formula="of:=LOOKUP([.E325];heb; zw)" office:value-type="float" office:value="30" calcext:value-type="float">
            <text:p>30</text:p>
          </table:table-cell>
          <table:table-cell table:style-name="ce9" table:formula="of:=LOOKUP([.F325];heb; zw)" office:value-type="float" office:value="40" calcext:value-type="float">
            <text:p>40</text:p>
          </table:table-cell>
          <table:table-cell table:style-name="ce9" table:formula="of:=LOOKUP([.G325];heb; zw)" office:value-type="float" office:value="3" calcext:value-type="float">
            <text:p>3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7">
          <table:table-cell table:number-columns-repeated="4"/>
          <table:table-cell table:style-name="ce14" office:value-type="string" calcext:value-type="string">
            <text:p>ף</text:p>
          </table:table-cell>
          <table:table-cell table:style-name="ce14" office:value-type="string" calcext:value-type="string">
            <text:p>וֹ</text:p>
          </table:table-cell>
          <table:table-cell table:style-name="ce14" office:value-type="string" calcext:value-type="string">
            <text:p>ק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29:.G329])" office:value-type="float" office:value="186" calcext:value-type="float">
            <text:p>186</text:p>
          </table:table-cell>
          <table:table-cell table:style-name="ce9" table:formula="of:=LOOKUP([.E328];heb; zw)" office:value-type="float" office:value="80" calcext:value-type="float">
            <text:p>80</text:p>
          </table:table-cell>
          <table:table-cell table:style-name="ce9" table:formula="of:=LOOKUP([.F328];heb; zw)" office:value-type="float" office:value="6" calcext:value-type="float">
            <text:p>6</text:p>
          </table:table-cell>
          <table:table-cell table:style-name="ce9" table:formula="of:=LOOKUP([.G328];heb; zw)" office:value-type="float" office:value="100" calcext:value-type="float">
            <text:p>100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֣</text:p>
          </table:table-cell>
          <table:table-cell table:style-name="ce37" office:value-type="string" calcext:value-type="string">
            <text:p>וְ</text:p>
          </table:table-cell>
          <table:table-cell table:number-columns-repeated="112"/>
        </table:table-row>
        <table:table-row table:style-name="ro8">
          <table:table-cell/>
          <table:table-cell table:style-name="ce26" office:value-type="string" calcext:value-type="string">
            <text:p>Esr 2:1 (und diese, vgl https://twitter.com/JamesBejon/status/1600205916888272897)</text:p>
          </table:table-cell>
          <table:table-cell/>
          <table:table-cell table:formula="of:=SUM([.E332:.H332])" office:value-type="float" office:value="42" calcext:value-type="float">
            <text:p>42</text:p>
          </table:table-cell>
          <table:table-cell table:style-name="ce9" table:formula="of:=LOOKUP([.E331];heb; zw)" office:value-type="float" office:value="5" calcext:value-type="float">
            <text:p>5</text:p>
          </table:table-cell>
          <table:table-cell table:style-name="ce9" table:formula="of:=LOOKUP([.F331];heb; zw)" office:value-type="float" office:value="30" calcext:value-type="float">
            <text:p>30</text:p>
          </table:table-cell>
          <table:table-cell table:style-name="ce9" table:formula="of:=LOOKUP([.G331];heb; zw)" office:value-type="float" office:value="1" calcext:value-type="float">
            <text:p>1</text:p>
          </table:table-cell>
          <table:table-cell table:style-name="ce9" table:formula="of:=LOOKUP([.H331];heb; zw)" office:value-type="float" office:value="6" calcext:value-type="float">
            <text:p>6</text:p>
          </table:table-cell>
          <table:table-cell table:number-columns-repeated="112"/>
        </table:table-row>
        <table:table-row table:style-name="ro1" table:number-rows-repeated="1048243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9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9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1.1413in" svg:height="0.5457in" svg:x="10.9028in" svg:y="7.2815in" draw:caption-point-x="-0.2402in" draw:caption-point-y="0.5945in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/00/0000</text:date>, <text:time style:data-style-name="N2" text:time-value="21:03:39.8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19T09:43:07.814927307</meta:creation-date>
    <meta:generator>LibreOffice/7.2.5.2$Windows_X86_64 LibreOffice_project/499f9727c189e6ef3471021d6132d4c694f357e5</meta:generator>
    <dc:date>2022-12-06T22:14:58.923000000</dc:date>
    <meta:editing-duration>PT22H18M41S</meta:editing-duration>
    <meta:editing-cycles>137</meta:editing-cycles>
    <meta:document-statistic meta:table-count="2" meta:cell-count="3297" meta:object-count="0"/>
  </office:meta>
</office:document-meta>
</file>